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SimSun, 宋体" svg:font-family="SimSun, 宋体" style:font-family-generic="system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 style:font-name-complex="Arial" fo:font-weight="bold" style:font-weight-asian="bold"/>
    </style:style>
    <style:style style:name="P2" style:parent-style-name="Standard" style:family="paragraph">
      <style:text-properties style:font-name="Arial" style:font-name-complex="Arial" fo:font-weight="bold" style:font-weight-asian="bold"/>
    </style:style>
    <style:style style:name="P3" style:parent-style-name="Standard" style:family="paragraph">
      <style:text-properties style:font-name="Arial" style:font-name-complex="Arial" fo:font-weight="bold" style:font-weight-asian="bold"/>
    </style:style>
    <style:style style:name="P4" style:parent-style-name="Standard" style:family="paragraph">
      <style:text-properties style:font-name="Arial" style:font-name-complex="Arial"/>
    </style:style>
    <style:style style:name="P5" style:parent-style-name="Standard" style:family="paragraph">
      <style:text-properties style:font-name="Arial" style:font-name-complex="Arial"/>
    </style:style>
    <style:style style:name="T6" style:parent-style-name="Absatz-Standardschriftart" style:family="text">
      <style:text-properties style:font-name="Arial" style:font-name-complex="Arial"/>
    </style:style>
    <style:style style:name="P7" style:parent-style-name="Standard" style:family="paragraph">
      <style:text-properties style:font-name="Arial" style:font-name-complex="Arial"/>
    </style:style>
    <style:style style:name="T8" style:parent-style-name="Absatz-Standardschriftart" style:family="text">
      <style:text-properties style:font-name="Arial" style:font-name-complex="Arial"/>
    </style:style>
    <style:style style:name="P9" style:parent-style-name="Standard" style:family="paragraph">
      <style:text-properties style:font-name="Arial" style:font-name-complex="Arial"/>
    </style:style>
    <style:style style:name="T10" style:parent-style-name="Absatz-Standardschriftart" style:family="text">
      <style:text-properties style:font-name="Arial" style:font-name-complex="Arial"/>
    </style:style>
    <style:style style:name="T11" style:parent-style-name="Absatz-Standardschriftart" style:family="text">
      <style:text-properties style:font-name="Arial" style:font-name-complex="Arial"/>
    </style:style>
    <style:style style:name="T12" style:parent-style-name="Absatz-Standardschriftart" style:family="text">
      <style:text-properties style:font-name="Arial" style:font-name-complex="Arial"/>
    </style:style>
    <style:style style:name="T13" style:parent-style-name="Absatz-Standardschriftart" style:family="text">
      <style:text-properties style:font-name="Arial" style:font-name-complex="Arial"/>
    </style:style>
    <style:style style:name="P14" style:parent-style-name="Standard" style:family="paragraph">
      <style:text-properties style:font-name="Arial" style:font-name-complex="Arial"/>
    </style:style>
    <style:style style:name="P15" style:parent-style-name="Standard" style:family="paragraph">
      <style:text-properties style:font-name="Arial" style:font-name-complex="Arial"/>
    </style:style>
    <style:style style:name="P16" style:parent-style-name="Standard" style:family="paragraph">
      <style:text-properties style:font-name="Arial" style:font-name-complex="Arial"/>
    </style:style>
    <style:style style:name="P17" style:parent-style-name="Standard" style:family="paragraph">
      <style:text-properties style:font-name="Arial" style:font-name-complex="Arial"/>
    </style:style>
    <style:style style:name="P18" style:parent-style-name="Standard" style:family="paragraph">
      <style:text-properties style:font-name="Arial" style:font-name-complex="Arial"/>
    </style:style>
    <style:style style:name="P19" style:parent-style-name="Standard" style:family="paragraph">
      <style:text-properties style:font-name="Arial" style:font-name-complex="Arial"/>
    </style:style>
    <style:style style:name="P20" style:parent-style-name="Standard" style:family="paragraph">
      <style:text-properties style:font-name="Arial" style:font-name-complex="Arial"/>
    </style:style>
    <style:style style:name="P21" style:parent-style-name="Standard" style:family="paragraph">
      <style:text-properties style:font-name="Arial" style:font-name-complex="Arial"/>
    </style:style>
    <style:style style:name="T22" style:parent-style-name="Absatz-Standardschriftart" style:family="text">
      <style:text-properties style:font-name="Arial" style:font-name-complex="Arial"/>
    </style:style>
    <style:style style:name="T23" style:parent-style-name="Absatz-Standardschriftart" style:family="text">
      <style:text-properties style:font-name="Arial" style:font-name-complex="Arial"/>
    </style:style>
    <style:style style:name="T24" style:parent-style-name="Absatz-Standardschriftart" style:family="text">
      <style:text-properties style:font-name="Arial" style:font-name-complex="Arial"/>
    </style:style>
    <style:style style:name="T25" style:parent-style-name="Absatz-Standardschriftart" style:family="text">
      <style:text-properties style:font-name="Arial" style:font-name-complex="Arial"/>
    </style:style>
    <style:style style:name="P26" style:parent-style-name="Standard" style:family="paragraph">
      <style:text-properties style:font-name="Arial" style:font-name-complex="Arial"/>
    </style:style>
    <style:style style:name="P27" style:parent-style-name="Standard" style:family="paragraph">
      <style:text-properties style:font-name="Arial" style:font-name-complex="Arial"/>
    </style:style>
    <style:style style:name="T28" style:parent-style-name="Absatz-Standardschriftart" style:family="text">
      <style:text-properties style:font-name="Arial" style:font-name-complex="Arial"/>
    </style:style>
    <style:style style:name="T29" style:parent-style-name="Absatz-Standardschriftart" style:family="text">
      <style:text-properties style:font-name="Arial" style:font-name-complex="Arial"/>
    </style:style>
    <style:style style:name="P30" style:parent-style-name="Standard" style:family="paragraph">
      <style:text-properties style:font-name="Arial" style:font-name-complex="Arial"/>
    </style:style>
    <style:style style:name="P31" style:parent-style-name="Standard" style:family="paragraph">
      <style:text-properties style:font-name="Arial" style:font-name-complex="Arial"/>
    </style:style>
    <style:style style:name="P32" style:parent-style-name="Standard" style:family="paragraph">
      <style:paragraph-properties fo:break-before="page"/>
      <style:text-properties style:font-name="Arial" style:font-name-complex="Arial" fo:font-weight="bold" style:font-weight-asian="bold"/>
    </style:style>
    <style:style style:name="P33" style:parent-style-name="Standard" style:family="paragraph">
      <style:text-properties style:font-name="Arial" style:font-name-complex="Arial" fo:font-weight="bold" style:font-weight-asian="bold"/>
    </style:style>
    <style:style style:name="P34" style:parent-style-name="Standard" style:family="paragraph">
      <style:text-properties style:font-name="Arial" style:font-name-complex="Arial"/>
    </style:style>
    <style:style style:name="T35" style:parent-style-name="Absatz-Standardschriftart" style:family="text">
      <style:text-properties style:font-name="Arial" style:font-name-complex="Arial"/>
    </style:style>
    <style:style style:name="T36" style:parent-style-name="Absatz-Standardschriftart" style:family="text">
      <style:text-properties style:font-name="Arial" style:font-name-complex="Arial"/>
    </style:style>
    <style:style style:name="P37" style:parent-style-name="Standard" style:family="paragraph">
      <style:text-properties style:font-name="Arial" style:font-name-complex="Arial"/>
    </style:style>
    <style:style style:name="P38" style:parent-style-name="Standard" style:family="paragraph">
      <style:text-properties style:font-name="Arial" style:font-name-complex="Arial"/>
    </style:style>
    <style:style style:name="P39" style:parent-style-name="Standard" style:family="paragraph">
      <style:text-properties style:font-name="Arial" style:font-name-complex="Arial"/>
    </style:style>
    <style:style style:name="P40" style:parent-style-name="Standard" style:family="paragraph">
      <style:text-properties style:font-name="Arial" style:font-name-complex="Arial"/>
    </style:style>
    <style:style style:name="P41" style:parent-style-name="Standard" style:family="paragraph">
      <style:text-properties style:font-name="Arial" style:font-name-complex="Arial"/>
    </style:style>
    <style:style style:name="P42" style:parent-style-name="Standard" style:family="paragraph">
      <style:text-properties style:font-name="Arial" style:font-name-complex="Arial"/>
    </style:style>
    <style:style style:name="P43" style:parent-style-name="Standard" style:family="paragraph">
      <style:text-properties style:font-name="Arial" style:font-name-complex="Arial"/>
    </style:style>
    <style:style style:name="P44" style:parent-style-name="Standard" style:family="paragraph">
      <style:text-properties style:font-name="Arial" style:font-name-complex="Arial"/>
    </style:style>
    <style:style style:name="P45" style:parent-style-name="Standard" style:family="paragraph">
      <style:text-properties style:font-name="Arial" style:font-name-complex="Arial"/>
    </style:style>
    <style:style style:name="P46" style:parent-style-name="Standard" style:family="paragraph">
      <style:text-properties style:font-name="Arial" style:font-name-complex="Arial"/>
    </style:style>
    <style:style style:name="P47" style:parent-style-name="Standard" style:family="paragraph">
      <style:text-properties style:font-name="Arial" style:font-name-complex="Arial"/>
    </style:style>
    <style:style style:name="P48" style:parent-style-name="Standard" style:family="paragraph">
      <style:text-properties style:font-name="Arial" style:font-name-complex="Arial"/>
    </style:style>
    <style:style style:name="P49" style:parent-style-name="Standard" style:family="paragraph">
      <style:text-properties style:font-name="Arial" style:font-name-complex="Arial"/>
    </style:style>
    <style:style style:name="P50" style:parent-style-name="Standard" style:family="paragraph">
      <style:text-properties style:font-name="Arial" style:font-name-complex="Arial"/>
    </style:style>
    <style:style style:name="P51" style:parent-style-name="Standard" style:family="paragraph">
      <style:text-properties style:font-name="Arial" style:font-name-complex="Arial"/>
    </style:style>
    <style:style style:name="P52" style:parent-style-name="Standard" style:family="paragraph">
      <style:text-properties style:font-name="Arial" style:font-name-complex="Arial"/>
    </style:style>
    <style:style style:name="P53" style:parent-style-name="Standard" style:family="paragraph">
      <style:text-properties style:font-name="Arial" style:font-name-complex="Arial"/>
    </style:style>
    <style:style style:name="P54" style:parent-style-name="Standard" style:family="paragraph">
      <style:text-properties style:font-name="Arial" style:font-name-complex="Arial"/>
    </style:style>
    <style:style style:name="P55" style:parent-style-name="Standard" style:family="paragraph">
      <style:text-properties style:font-name="Arial" style:font-name-complex="Arial"/>
    </style:style>
    <style:style style:name="P56" style:parent-style-name="Standard" style:family="paragraph">
      <style:text-properties style:font-name="Arial" style:font-name-complex="Arial"/>
    </style:style>
    <style:style style:name="P57" style:parent-style-name="Standard" style:family="paragraph">
      <style:text-properties style:font-name="Arial" style:font-name-complex="Arial"/>
    </style:style>
    <style:style style:name="P58" style:parent-style-name="Standard" style:family="paragraph">
      <style:text-properties style:font-name="Arial" style:font-name-complex="Arial"/>
    </style:style>
    <style:style style:name="P59" style:parent-style-name="Standard" style:family="paragraph">
      <style:text-properties style:font-name="Arial" style:font-name-complex="Arial"/>
    </style:style>
    <style:style style:name="P60" style:parent-style-name="Standard" style:family="paragraph">
      <style:text-properties style:font-name="Arial" style:font-name-complex="Arial"/>
    </style:style>
    <style:style style:name="P61" style:parent-style-name="Standard" style:family="paragraph">
      <style:text-properties style:font-name="Arial" style:font-name-complex="Arial"/>
    </style:style>
    <style:style style:name="P62" style:parent-style-name="Standard" style:family="paragraph">
      <style:text-properties style:font-name="Arial" style:font-name-complex="Arial"/>
    </style:style>
    <style:style style:name="P63" style:parent-style-name="Standard" style:family="paragraph">
      <style:text-properties style:font-name="Arial" style:font-name-complex="Arial"/>
    </style:style>
    <style:style style:name="P64" style:parent-style-name="Standard" style:family="paragraph">
      <style:text-properties style:font-name="Arial" style:font-name-complex="Arial"/>
    </style:style>
    <style:style style:name="T65" style:parent-style-name="Absatz-Standardschriftart" style:family="text">
      <style:text-properties style:font-name="Arial" style:font-name-complex="Arial"/>
    </style:style>
    <style:style style:name="P66" style:parent-style-name="Standard" style:family="paragraph">
      <style:text-properties style:font-name="Arial" style:font-name-complex="Arial"/>
    </style:style>
    <style:style style:name="P67" style:parent-style-name="Standard" style:family="paragraph">
      <style:paragraph-properties fo:break-before="page"/>
      <style:text-properties style:font-name="Arial" style:font-name-complex="Arial" fo:font-weight="bold" style:font-weight-asian="bold"/>
    </style:style>
    <style:style style:name="P68" style:parent-style-name="Standard" style:family="paragraph">
      <style:text-properties style:font-name="Arial" style:font-name-complex="Arial"/>
    </style:style>
    <style:style style:name="P69" style:parent-style-name="Standard" style:family="paragraph">
      <style:text-properties style:font-name="Arial" style:font-name-complex="Arial"/>
    </style:style>
    <style:style style:name="P70" style:parent-style-name="Standard" style:family="paragraph">
      <style:text-properties style:font-name="Arial" style:font-name-complex="Arial"/>
    </style:style>
    <style:style style:name="P71" style:parent-style-name="Standard" style:family="paragraph">
      <style:text-properties style:font-name="Arial" style:font-name-complex="Arial"/>
    </style:style>
    <style:style style:name="P72" style:parent-style-name="Standard" style:family="paragraph">
      <style:text-properties style:font-name="Arial" style:font-name-complex="Arial"/>
    </style:style>
    <style:style style:name="P73" style:parent-style-name="Standard" style:family="paragraph">
      <style:text-properties style:font-name="Arial" style:font-name-complex="Arial"/>
    </style:style>
    <style:style style:name="P74" style:parent-style-name="Standard" style:family="paragraph">
      <style:text-properties style:font-name="Arial" style:font-name-complex="Arial"/>
    </style:style>
    <style:style style:name="P75" style:parent-style-name="Standard" style:family="paragraph">
      <style:text-properties style:font-name="Arial" style:font-name-complex="Arial"/>
    </style:style>
    <style:style style:name="P76" style:parent-style-name="Standard" style:family="paragraph">
      <style:text-properties style:font-name="Arial" style:font-name-complex="Arial"/>
    </style:style>
    <style:style style:name="P77" style:parent-style-name="Standard" style:family="paragraph">
      <style:text-properties style:font-name="Arial" style:font-name-complex="Arial"/>
    </style:style>
    <style:style style:name="P78" style:parent-style-name="Standard" style:family="paragraph">
      <style:text-properties style:font-name="Arial" style:font-name-complex="Arial"/>
    </style:style>
    <style:style style:name="P79" style:parent-style-name="Standard" style:family="paragraph">
      <style:text-properties style:font-name="Arial" style:font-name-complex="Arial"/>
    </style:style>
    <style:style style:name="T80" style:parent-style-name="Absatz-Standardschriftart" style:family="text">
      <style:text-properties style:font-name="Arial" style:font-name-complex="Arial"/>
    </style:style>
    <style:style style:name="T81" style:parent-style-name="Absatz-Standardschriftart" style:family="text">
      <style:text-properties style:font-name="Arial" style:font-name-complex="Arial"/>
    </style:style>
    <style:style style:name="T82" style:parent-style-name="Absatz-Standardschriftart" style:family="text">
      <style:text-properties style:font-name="Arial" style:font-name-complex="Arial"/>
    </style:style>
    <style:style style:name="T83" style:parent-style-name="Absatz-Standardschriftart" style:family="text">
      <style:text-properties style:font-name="Arial" style:font-name-complex="Arial"/>
    </style:style>
    <style:style style:name="P84" style:parent-style-name="Standard" style:family="paragraph">
      <style:text-properties style:font-name="Arial" style:font-name-complex="Arial"/>
    </style:style>
    <style:style style:name="P85" style:parent-style-name="Standard" style:family="paragraph">
      <style:text-properties style:font-name="Arial" style:font-name-complex="Arial"/>
    </style:style>
    <style:style style:name="P86" style:parent-style-name="Standard" style:family="paragraph">
      <style:text-properties style:font-name="Arial" style:font-name-complex="Arial"/>
    </style:style>
    <style:style style:name="T87" style:parent-style-name="Absatz-Standardschriftart" style:family="text">
      <style:text-properties style:font-name="Arial" style:font-name-complex="Arial"/>
    </style:style>
    <style:style style:name="T88" style:parent-style-name="Absatz-Standardschriftart" style:family="text">
      <style:text-properties style:font-name="Arial" style:font-name-complex="Arial"/>
    </style:style>
    <style:style style:name="T89" style:parent-style-name="Absatz-Standardschriftart" style:family="text">
      <style:text-properties style:font-name="Arial" style:font-name-complex="Arial"/>
    </style:style>
    <style:style style:name="T90" style:parent-style-name="Absatz-Standardschriftart" style:family="text">
      <style:text-properties style:font-name="Arial" style:font-name-complex="Arial"/>
    </style:style>
    <style:style style:name="P91" style:parent-style-name="Standard" style:family="paragraph">
      <style:text-properties style:font-name="Arial" style:font-name-complex="Arial"/>
    </style:style>
    <style:style style:name="P92" style:parent-style-name="Standard" style:family="paragraph">
      <style:text-properties style:font-name="Arial" style:font-name-complex="Arial"/>
    </style:style>
    <style:style style:name="P93" style:parent-style-name="Standard" style:family="paragraph">
      <style:text-properties style:font-name="Arial" style:font-name-complex="Arial"/>
    </style:style>
    <style:style style:name="T94" style:parent-style-name="Absatz-Standardschriftart" style:family="text">
      <style:text-properties style:font-name="Arial" style:font-name-complex="Arial"/>
    </style:style>
    <style:style style:name="T95" style:parent-style-name="Absatz-Standardschriftart" style:family="text">
      <style:text-properties style:font-name="Arial" style:font-name-complex="Arial"/>
    </style:style>
    <style:style style:name="T96" style:parent-style-name="Absatz-Standardschriftart" style:family="text">
      <style:text-properties style:font-name="Arial" style:font-name-complex="Arial"/>
    </style:style>
    <style:style style:name="T97" style:parent-style-name="Absatz-Standardschriftart" style:family="text">
      <style:text-properties style:font-name="Arial" style:font-name-complex="Arial"/>
    </style:style>
    <style:style style:name="P98" style:parent-style-name="Standard" style:family="paragraph">
      <style:text-properties style:font-name="Arial" style:font-name-complex="Arial"/>
    </style:style>
    <style:style style:name="P99" style:parent-style-name="Standard" style:family="paragraph">
      <style:text-properties style:font-name="Arial" style:font-name-complex="Arial"/>
    </style:style>
    <style:style style:name="P100" style:parent-style-name="Standard" style:family="paragraph">
      <style:text-properties style:font-name="Arial" style:font-name-complex="Arial"/>
    </style:style>
    <style:style style:name="T101" style:parent-style-name="Absatz-Standardschriftart" style:family="text">
      <style:text-properties style:font-name="Arial" style:font-name-complex="Arial"/>
    </style:style>
    <style:style style:name="T102" style:parent-style-name="Absatz-Standardschriftart" style:family="text">
      <style:text-properties style:font-name="Arial" style:font-name-complex="Arial"/>
    </style:style>
    <style:style style:name="T103" style:parent-style-name="Absatz-Standardschriftart" style:family="text">
      <style:text-properties style:font-name="Arial" style:font-name-complex="Arial"/>
    </style:style>
    <style:style style:name="T104" style:parent-style-name="Absatz-Standardschriftart" style:family="text">
      <style:text-properties style:font-name="Arial" style:font-name-complex="Arial"/>
    </style:style>
    <style:style style:name="P105" style:parent-style-name="Standard" style:family="paragraph">
      <style:text-properties style:font-name="Arial" style:font-name-complex="Arial"/>
    </style:style>
    <style:style style:name="P106" style:parent-style-name="Standard" style:family="paragraph">
      <style:text-properties style:font-name="Arial" style:font-name-complex="Arial"/>
    </style:style>
    <style:style style:name="P107" style:parent-style-name="Standard" style:family="paragraph">
      <style:text-properties style:font-name="Arial" style:font-name-complex="Arial"/>
    </style:style>
    <style:style style:name="P108" style:parent-style-name="Standard" style:family="paragraph">
      <style:text-properties style:font-name="Arial" style:font-name-complex="Arial"/>
    </style:style>
    <style:style style:name="T109" style:parent-style-name="Absatz-Standardschriftart" style:family="text">
      <style:text-properties style:font-name="Arial" style:font-name-complex="Arial"/>
    </style:style>
    <style:style style:name="T110" style:parent-style-name="Absatz-Standardschriftart" style:family="text">
      <style:text-properties style:font-name="Arial" style:font-name-complex="Arial"/>
    </style:style>
    <style:style style:name="T111" style:parent-style-name="Absatz-Standardschriftart" style:family="text">
      <style:text-properties style:font-name="Arial" style:font-name-complex="Arial"/>
    </style:style>
    <style:style style:name="T112" style:parent-style-name="Absatz-Standardschriftart" style:family="text">
      <style:text-properties style:font-name="Arial" style:font-name-complex="Arial"/>
    </style:style>
    <style:style style:name="T113" style:parent-style-name="Absatz-Standardschriftart" style:family="text">
      <style:text-properties style:font-name="Arial" style:font-name-complex="Arial"/>
    </style:style>
    <style:style style:name="T114" style:parent-style-name="Absatz-Standardschriftart" style:family="text">
      <style:text-properties style:font-name="Arial" style:font-name-complex="Arial"/>
    </style:style>
    <style:style style:name="T115" style:parent-style-name="Absatz-Standardschriftart" style:family="text">
      <style:text-properties style:font-name="Arial" style:font-name-complex="Arial"/>
    </style:style>
    <style:style style:name="T116" style:parent-style-name="Absatz-Standardschriftart" style:family="text">
      <style:text-properties style:font-name="Arial" style:font-name-complex="Arial"/>
    </style:style>
    <style:style style:name="T117" style:parent-style-name="Absatz-Standardschriftart" style:family="text">
      <style:text-properties style:font-name="Arial" style:font-name-complex="Arial"/>
    </style:style>
    <style:style style:name="T118" style:parent-style-name="Absatz-Standardschriftart" style:family="text">
      <style:text-properties style:font-name="Arial" style:font-name-complex="Arial"/>
    </style:style>
    <style:style style:name="T119" style:parent-style-name="Absatz-Standardschriftart" style:family="text">
      <style:text-properties style:font-name="Arial" style:font-name-complex="Arial"/>
    </style:style>
    <style:style style:name="T120" style:parent-style-name="Absatz-Standardschriftart" style:family="text">
      <style:text-properties style:font-name="Arial" style:font-name-complex="Arial"/>
    </style:style>
    <style:style style:name="T121" style:parent-style-name="Absatz-Standardschriftart" style:family="text">
      <style:text-properties style:font-name="Arial" style:font-name-complex="Arial"/>
    </style:style>
    <style:style style:name="T122" style:parent-style-name="Absatz-Standardschriftart" style:family="text">
      <style:text-properties style:font-name="Arial" style:font-name-complex="Arial"/>
    </style:style>
    <style:style style:name="T123" style:parent-style-name="Absatz-Standardschriftart" style:family="text">
      <style:text-properties style:font-name="Arial" style:font-name-complex="Arial"/>
    </style:style>
    <style:style style:name="T124" style:parent-style-name="Absatz-Standardschriftart" style:family="text">
      <style:text-properties style:font-name="Arial" style:font-name-complex="Arial"/>
    </style:style>
    <style:style style:name="T125" style:parent-style-name="Absatz-Standardschriftart" style:family="text">
      <style:text-properties style:font-name="Arial" style:font-name-complex="Arial"/>
    </style:style>
    <style:style style:name="T126" style:parent-style-name="Absatz-Standardschriftart" style:family="text">
      <style:text-properties style:font-name="Arial" style:font-name-complex="Arial"/>
    </style:style>
    <style:style style:name="T127" style:parent-style-name="Absatz-Standardschriftart" style:family="text">
      <style:text-properties style:font-name="Arial" style:font-name-complex="Arial"/>
    </style:style>
    <style:style style:name="T128" style:parent-style-name="Absatz-Standardschriftart" style:family="text">
      <style:text-properties style:font-name="Arial" style:font-name-complex="Arial"/>
    </style:style>
    <style:style style:name="T129" style:parent-style-name="Absatz-Standardschriftart" style:family="text">
      <style:text-properties style:font-name="Arial" style:font-name-complex="Arial"/>
    </style:style>
    <style:style style:name="T130" style:parent-style-name="Absatz-Standardschriftart" style:family="text">
      <style:text-properties style:font-name="Arial" style:font-name-complex="Arial"/>
    </style:style>
    <style:style style:name="T131" style:parent-style-name="Absatz-Standardschriftart" style:family="text">
      <style:text-properties style:font-name="Arial" style:font-name-complex="Arial"/>
    </style:style>
    <style:style style:name="T132" style:parent-style-name="Absatz-Standardschriftart" style:family="text">
      <style:text-properties style:font-name="Arial" style:font-name-complex="Arial"/>
    </style:style>
    <style:style style:name="T133" style:parent-style-name="Absatz-Standardschriftart" style:family="text">
      <style:text-properties style:font-name="Arial" style:font-name-complex="Arial"/>
    </style:style>
    <style:style style:name="T134" style:parent-style-name="Absatz-Standardschriftart" style:family="text">
      <style:text-properties style:font-name="Arial" style:font-name-complex="Arial"/>
    </style:style>
    <style:style style:name="T135" style:parent-style-name="Absatz-Standardschriftart" style:family="text">
      <style:text-properties style:font-name="Arial" style:font-name-complex="Arial"/>
    </style:style>
    <style:style style:name="T136" style:parent-style-name="Absatz-Standardschriftart" style:family="text">
      <style:text-properties style:font-name="Arial" style:font-name-complex="Arial"/>
    </style:style>
    <style:style style:name="T137" style:parent-style-name="Absatz-Standardschriftart" style:family="text">
      <style:text-properties style:font-name="Arial" style:font-name-complex="Arial"/>
    </style:style>
    <style:style style:name="T138" style:parent-style-name="Absatz-Standardschriftart" style:family="text">
      <style:text-properties style:font-name="Arial" style:font-name-complex="Arial"/>
    </style:style>
    <style:style style:name="T139" style:parent-style-name="Absatz-Standardschriftart" style:family="text">
      <style:text-properties style:font-name="Arial" style:font-name-complex="Arial"/>
    </style:style>
    <style:style style:name="T140" style:parent-style-name="Absatz-Standardschriftart" style:family="text">
      <style:text-properties style:font-name="Arial" style:font-name-complex="Arial"/>
    </style:style>
    <style:style style:name="T141" style:parent-style-name="Absatz-Standardschriftart" style:family="text">
      <style:text-properties style:font-name="Arial" style:font-name-complex="Arial"/>
    </style:style>
    <style:style style:name="T142" style:parent-style-name="Absatz-Standardschriftart" style:family="text">
      <style:text-properties style:font-name="Arial" style:font-name-complex="Arial"/>
    </style:style>
    <style:style style:name="T143" style:parent-style-name="Absatz-Standardschriftart" style:family="text">
      <style:text-properties style:font-name="Arial" style:font-name-complex="Arial"/>
    </style:style>
    <style:style style:name="T144" style:parent-style-name="Absatz-Standardschriftart" style:family="text">
      <style:text-properties style:font-name="Arial" style:font-name-complex="Arial"/>
    </style:style>
    <style:style style:name="P145" style:parent-style-name="Standard" style:family="paragraph">
      <style:text-properties style:font-name="Arial" style:font-name-complex="Arial"/>
    </style:style>
    <style:style style:name="P146" style:parent-style-name="Standard" style:family="paragraph">
      <style:text-properties style:font-name="Arial" style:font-name-complex="Arial"/>
    </style:style>
    <style:style style:name="P147" style:parent-style-name="Standard" style:family="paragraph">
      <style:text-properties style:font-name="Arial" style:font-name-complex="Arial"/>
    </style:style>
    <style:style style:name="P148" style:parent-style-name="Standard" style:family="paragraph">
      <style:text-properties style:font-name="Arial" style:font-name-complex="Arial"/>
    </style:style>
    <style:style style:name="P149" style:parent-style-name="Standard" style:family="paragraph">
      <style:text-properties style:font-name="Arial" style:font-name-complex="Arial"/>
    </style:style>
    <style:style style:name="P150" style:parent-style-name="Standard" style:family="paragraph">
      <style:text-properties style:font-name="Arial" style:font-name-complex="Arial"/>
    </style:style>
    <style:style style:name="P151" style:parent-style-name="Standard" style:family="paragraph">
      <style:paragraph-properties fo:break-before="page"/>
      <style:text-properties style:font-name="Arial" style:font-name-complex="Arial" fo:font-weight="bold" style:font-weight-asian="bold"/>
    </style:style>
    <style:style style:name="P152" style:parent-style-name="Standard" style:family="paragraph">
      <style:text-properties style:font-name="Arial" style:font-name-complex="Arial"/>
    </style:style>
    <style:style style:name="P153" style:parent-style-name="Standard" style:family="paragraph">
      <style:text-properties style:font-name="Arial" style:font-name-complex="Arial"/>
    </style:style>
    <style:style style:name="P154" style:parent-style-name="Standard" style:family="paragraph">
      <style:text-properties style:font-name="Arial" style:font-name-complex="Arial"/>
    </style:style>
    <style:style style:name="P155" style:parent-style-name="Standard" style:family="paragraph">
      <style:text-properties style:font-name="Arial" style:font-name-complex="Arial"/>
    </style:style>
    <style:style style:name="P156" style:parent-style-name="Standard" style:family="paragraph">
      <style:text-properties style:font-name="Arial" style:font-name-complex="Arial"/>
    </style:style>
    <style:style style:name="P157" style:parent-style-name="Standard" style:family="paragraph">
      <style:text-properties style:font-name="Arial" style:font-name-complex="Arial"/>
    </style:style>
    <style:style style:name="P158" style:parent-style-name="Standard" style:family="paragraph">
      <style:text-properties style:font-name="Arial" style:font-name-complex="Arial"/>
    </style:style>
    <style:style style:name="T159" style:parent-style-name="Absatz-Standardschriftart" style:family="text">
      <style:text-properties style:font-name="Arial" style:font-name-complex="Arial"/>
    </style:style>
    <style:style style:name="T160" style:parent-style-name="Absatz-Standardschriftart" style:family="text">
      <style:text-properties style:font-name="Arial" style:font-name-complex="Arial"/>
    </style:style>
    <style:style style:name="T161" style:parent-style-name="Absatz-Standardschriftart" style:family="text">
      <style:text-properties style:font-name="Arial" style:font-name-complex="Arial"/>
    </style:style>
    <style:style style:name="T162" style:parent-style-name="Absatz-Standardschriftart" style:family="text">
      <style:text-properties style:font-name="Arial" style:font-name-complex="Arial"/>
    </style:style>
    <style:style style:name="P163" style:parent-style-name="Standard" style:family="paragraph">
      <style:text-properties style:font-name="Arial" style:font-name-complex="Arial"/>
    </style:style>
    <style:style style:name="P164" style:parent-style-name="Standard" style:family="paragraph">
      <style:text-properties style:font-name="Arial" style:font-name-complex="Arial"/>
    </style:style>
    <style:style style:name="P165" style:parent-style-name="Standard" style:family="paragraph">
      <style:text-properties style:font-name="Arial" style:font-name-complex="Arial"/>
    </style:style>
    <style:style style:name="P166" style:parent-style-name="Standard" style:family="paragraph">
      <style:text-properties style:font-name="Arial" style:font-name-complex="Arial"/>
    </style:style>
    <style:style style:name="P167" style:parent-style-name="Standard" style:family="paragraph">
      <style:text-properties style:font-name="Arial" style:font-name-complex="Arial"/>
    </style:style>
    <style:style style:name="P168" style:parent-style-name="Standard" style:family="paragraph">
      <style:text-properties style:font-name="Arial" style:font-name-complex="Arial"/>
    </style:style>
    <style:style style:name="P169" style:parent-style-name="Standard" style:family="paragraph">
      <style:text-properties style:font-name="Arial" style:font-name-complex="Arial"/>
    </style:style>
    <style:style style:name="P170" style:parent-style-name="Standard" style:family="paragraph">
      <style:text-properties style:font-name="Arial" style:font-name-complex="Arial"/>
    </style:style>
    <style:style style:name="P171" style:parent-style-name="Standard" style:family="paragraph">
      <style:text-properties style:font-name="Arial" style:font-name-complex="Arial"/>
    </style:style>
    <style:style style:name="P172" style:parent-style-name="Standard" style:family="paragraph">
      <style:text-properties style:font-name="Arial" style:font-name-complex="Arial"/>
    </style:style>
    <style:style style:name="P173" style:parent-style-name="Standard" style:family="paragraph">
      <style:text-properties style:font-name="Arial" style:font-name-complex="Arial"/>
    </style:style>
    <style:style style:name="P174" style:parent-style-name="Standard" style:family="paragraph">
      <style:text-properties style:font-name="Arial" style:font-name-complex="Arial"/>
    </style:style>
    <style:style style:name="P175" style:parent-style-name="Standard" style:family="paragraph">
      <style:text-properties style:font-name="Arial" style:font-name-complex="Arial"/>
    </style:style>
    <style:style style:name="P176" style:parent-style-name="Standard" style:family="paragraph">
      <style:text-properties style:font-name="Arial" style:font-name-complex="Arial"/>
    </style:style>
    <style:style style:name="P177" style:parent-style-name="Standard" style:family="paragraph">
      <style:text-properties style:font-name="Arial" style:font-name-complex="Arial"/>
    </style:style>
    <style:style style:name="P178" style:parent-style-name="Standard" style:family="paragraph">
      <style:text-properties style:font-name="Arial" style:font-name-complex="Arial"/>
    </style:style>
    <style:style style:name="P179" style:parent-style-name="Standard" style:family="paragraph">
      <style:text-properties style:font-name="Arial" style:font-name-complex="Arial"/>
    </style:style>
    <style:style style:name="P180" style:parent-style-name="Standard" style:family="paragraph">
      <style:text-properties style:font-name="Arial" style:font-name-complex="Arial"/>
    </style:style>
    <style:style style:name="P181" style:parent-style-name="Standard" style:family="paragraph">
      <style:text-properties style:font-name="Arial" style:font-name-complex="Arial"/>
    </style:style>
    <style:style style:name="P182" style:parent-style-name="Standard" style:family="paragraph">
      <style:text-properties style:font-name="Arial" style:font-name-complex="Arial"/>
    </style:style>
    <style:style style:name="P183" style:parent-style-name="Standard" style:family="paragraph">
      <style:text-properties style:font-name="Arial" style:font-name-complex="Arial"/>
    </style:style>
    <style:style style:name="P184" style:parent-style-name="Standard" style:family="paragraph">
      <style:text-properties style:font-name="Arial" style:font-name-complex="Arial"/>
    </style:style>
    <style:style style:name="P185" style:parent-style-name="Standard" style:family="paragraph">
      <style:text-properties style:font-name="Arial" style:font-name-complex="Arial"/>
    </style:style>
    <style:style style:name="P186" style:parent-style-name="Standard" style:family="paragraph">
      <style:text-properties style:font-name="Arial" style:font-name-complex="Arial"/>
    </style:style>
    <style:style style:name="P187" style:parent-style-name="Standard" style:family="paragraph">
      <style:text-properties style:font-name="Arial" style:font-name-complex="Arial"/>
    </style:style>
    <style:style style:name="P188" style:parent-style-name="Standard" style:family="paragraph">
      <style:text-properties style:font-name="Arial" style:font-name-complex="Arial"/>
    </style:style>
    <style:style style:name="P189" style:parent-style-name="Standard" style:family="paragraph">
      <style:text-properties style:font-name="Arial" style:font-name-complex="Arial"/>
    </style:style>
    <style:style style:name="P190" style:parent-style-name="Standard" style:family="paragraph">
      <style:text-properties style:font-name="Arial" style:font-name-complex="Arial"/>
    </style:style>
    <style:style style:name="P191" style:parent-style-name="Standard" style:family="paragraph">
      <style:text-properties style:font-name="Arial" style:font-name-complex="Arial"/>
    </style:style>
    <style:style style:name="P192" style:parent-style-name="Standard" style:family="paragraph">
      <style:text-properties style:font-name="Arial" style:font-name-complex="Arial"/>
    </style:style>
    <style:style style:name="P193" style:parent-style-name="Standard" style:family="paragraph">
      <style:text-properties style:font-name="Arial" style:font-name-complex="Arial"/>
    </style:style>
    <style:style style:name="T194" style:parent-style-name="Absatz-Standardschriftart" style:family="text">
      <style:text-properties style:font-name="Arial" style:font-name-complex="Arial"/>
    </style:style>
    <style:style style:name="T195" style:parent-style-name="Absatz-Standardschriftart" style:family="text">
      <style:text-properties style:font-name="Arial" style:font-name-complex="Arial"/>
    </style:style>
    <style:style style:name="T196" style:parent-style-name="Absatz-Standardschriftart" style:family="text">
      <style:text-properties style:font-name="Arial" style:font-name-complex="Arial"/>
    </style:style>
    <style:style style:name="T197" style:parent-style-name="Absatz-Standardschriftart" style:family="text">
      <style:text-properties style:font-name="Arial" style:font-name-complex="Arial"/>
    </style:style>
    <style:style style:name="P198" style:parent-style-name="Standard" style:family="paragraph">
      <style:text-properties style:font-name="Arial" style:font-name-complex="Arial"/>
    </style:style>
    <style:style style:name="P199" style:parent-style-name="Standard" style:family="paragraph">
      <style:text-properties style:font-name="Arial" style:font-name-complex="Arial"/>
    </style:style>
    <style:style style:name="P200" style:parent-style-name="Standard" style:family="paragraph">
      <style:text-properties style:font-name="Arial" style:font-name-complex="Arial"/>
    </style:style>
    <style:style style:name="P201" style:parent-style-name="Standard" style:family="paragraph">
      <style:text-properties style:font-name="Arial" style:font-name-complex="Arial"/>
    </style:style>
    <style:style style:name="P202" style:parent-style-name="Standard" style:family="paragraph">
      <style:text-properties style:font-name="Arial" style:font-name-complex="Arial"/>
    </style:style>
    <style:style style:name="P203" style:parent-style-name="Standard" style:family="paragraph">
      <style:text-properties style:font-name="Arial" style:font-name-complex="Arial"/>
    </style:style>
    <style:style style:name="P204" style:parent-style-name="Standard" style:family="paragraph">
      <style:text-properties style:font-name="Arial" style:font-name-complex="Arial"/>
    </style:style>
    <style:style style:name="P205" style:parent-style-name="Standard" style:family="paragraph">
      <style:text-properties style:font-name="Arial" style:font-name-complex="Arial"/>
    </style:style>
    <style:style style:name="T206" style:parent-style-name="Absatz-Standardschriftart" style:family="text">
      <style:text-properties style:font-name="Arial" style:font-name-complex="Arial" fo:font-weight="bold" style:font-weight-asian="bold"/>
    </style:style>
    <style:style style:name="P207" style:parent-style-name="Standard" style:family="paragraph">
      <style:text-properties style:font-name="Arial" style:font-name-complex="Arial"/>
    </style:style>
    <style:style style:name="P208" style:parent-style-name="Standard" style:family="paragraph">
      <style:text-properties style:font-name="Arial" style:font-name-complex="Arial"/>
    </style:style>
    <style:style style:name="P209" style:parent-style-name="Standard" style:family="paragraph">
      <style:text-properties style:font-name="Arial" style:font-name-complex="Arial"/>
    </style:style>
    <style:style style:name="T210" style:parent-style-name="Absatz-Standardschriftart" style:family="text">
      <style:text-properties style:font-name="Wingdings"/>
    </style:style>
    <style:style style:name="T211" style:parent-style-name="Absatz-Standardschriftart" style:family="text">
      <style:text-properties style:font-name="Arial" style:font-name-complex="Arial"/>
    </style:style>
    <style:style style:name="P212" style:parent-style-name="Standard" style:family="paragraph">
      <style:text-properties style:font-name="Arial" style:font-name-complex="Arial"/>
    </style:style>
    <style:style style:name="P213" style:parent-style-name="Standard" style:family="paragraph">
      <style:text-properties style:font-name="Arial" style:font-name-complex="Arial"/>
    </style:style>
    <style:style style:name="P214" style:parent-style-name="Standard" style:family="paragraph">
      <style:text-properties style:font-name="Arial" style:font-name-complex="Arial"/>
    </style:style>
    <style:style style:name="P215" style:parent-style-name="Standard" style:family="paragraph">
      <style:text-properties style:font-name="Arial" style:font-name-complex="Arial"/>
    </style:style>
    <style:style style:name="P216" style:parent-style-name="Standard" style:family="paragraph">
      <style:text-properties style:font-name="Arial" style:font-name-complex="Arial"/>
    </style:style>
    <style:style style:name="P217" style:parent-style-name="Standard" style:family="paragraph">
      <style:text-properties style:font-name="Arial" style:font-name-complex="Arial"/>
    </style:style>
    <style:style style:name="P218" style:parent-style-name="Standard" style:family="paragraph">
      <style:text-properties style:font-name="Arial" style:font-name-complex="Arial"/>
    </style:style>
    <style:style style:name="P219" style:parent-style-name="Standard" style:family="paragraph">
      <style:text-properties style:font-name="Arial" style:font-name-complex="Arial"/>
    </style:style>
    <style:style style:name="P220" style:parent-style-name="Standard" style:family="paragraph">
      <style:text-properties style:font-name="Arial" style:font-name-complex="Arial"/>
    </style:style>
    <style:style style:name="P221" style:parent-style-name="Standard" style:family="paragraph">
      <style:text-properties style:font-name="Arial" style:font-name-complex="Arial"/>
    </style:style>
    <style:style style:name="P222" style:parent-style-name="Standard" style:family="paragraph">
      <style:text-properties style:font-name="Arial" style:font-name-complex="Arial"/>
    </style:style>
    <style:style style:name="P223" style:parent-style-name="Standard" style:family="paragraph">
      <style:text-properties style:font-name="Arial" style:font-name-complex="Arial"/>
    </style:style>
    <style:style style:name="P224" style:parent-style-name="Standard" style:family="paragraph">
      <style:text-properties style:font-name="Arial" style:font-name-complex="Arial"/>
    </style:style>
    <style:style style:name="P225" style:parent-style-name="Standard" style:family="paragraph">
      <style:text-properties style:font-name="Arial" style:font-name-complex="Arial"/>
    </style:style>
    <style:style style:name="P226" style:parent-style-name="Standard" style:family="paragraph">
      <style:text-properties style:font-name="Arial" style:font-name-complex="Arial"/>
    </style:style>
    <style:style style:name="P227" style:parent-style-name="Standard" style:family="paragraph">
      <style:text-properties style:font-name="Arial" style:font-name-complex="Arial"/>
    </style:style>
    <style:style style:name="P228" style:parent-style-name="Standard" style:family="paragraph">
      <style:text-properties style:font-name="Arial" style:font-name-complex="Arial"/>
    </style:style>
    <style:style style:name="P229" style:parent-style-name="Standard" style:family="paragraph">
      <style:text-properties style:font-name="Arial" style:font-name-complex="Arial"/>
    </style:style>
    <style:style style:name="P230" style:parent-style-name="Standard" style:family="paragraph">
      <style:text-properties style:font-name="Arial" style:font-name-complex="Arial"/>
    </style:style>
    <style:style style:name="P231" style:parent-style-name="Standard" style:family="paragraph">
      <style:text-properties style:font-name="Arial" style:font-name-complex="Arial"/>
    </style:style>
    <style:style style:name="P232" style:parent-style-name="Standard" style:family="paragraph">
      <style:text-properties style:font-name="Arial" style:font-name-complex="Arial"/>
    </style:style>
    <style:style style:name="P233" style:parent-style-name="Standard" style:family="paragraph">
      <style:text-properties style:font-name="Arial" style:font-name-complex="Arial"/>
    </style:style>
    <style:style style:name="P234" style:parent-style-name="Standard" style:family="paragraph">
      <style:text-properties style:font-name="Arial" style:font-name-complex="Arial"/>
    </style:style>
    <style:style style:name="P235" style:parent-style-name="Standard" style:family="paragraph">
      <style:text-properties style:font-name="Arial" style:font-name-complex="Arial"/>
    </style:style>
    <style:style style:name="P236" style:parent-style-name="Standard" style:family="paragraph">
      <style:text-properties style:font-name="Arial" style:font-name-complex="Arial"/>
    </style:style>
    <style:style style:name="P237" style:parent-style-name="Standard" style:family="paragraph">
      <style:text-properties style:font-name="Arial" style:font-name-complex="Arial"/>
    </style:style>
    <style:style style:name="P238" style:parent-style-name="Standard" style:family="paragraph">
      <style:text-properties style:font-name="Arial" style:font-name-complex="Arial"/>
    </style:style>
    <style:style style:name="P239" style:parent-style-name="Standard" style:family="paragraph">
      <style:text-properties style:font-name="Arial" style:font-name-complex="Arial"/>
    </style:style>
    <style:style style:name="P240" style:parent-style-name="Standard" style:family="paragraph">
      <style:text-properties style:font-name="Arial" style:font-name-complex="Arial"/>
    </style:style>
    <style:style style:name="P241" style:parent-style-name="Standard" style:family="paragraph">
      <style:text-properties style:font-name="Arial" style:font-name-complex="Arial"/>
    </style:style>
    <style:style style:name="P242" style:parent-style-name="Standard" style:family="paragraph">
      <style:text-properties style:font-name="Arial" style:font-name-complex="Arial"/>
    </style:style>
    <style:style style:name="P243" style:parent-style-name="Standard" style:family="paragraph">
      <style:text-properties style:font-name="Arial" style:font-name-complex="Arial"/>
    </style:style>
    <style:style style:name="P244" style:parent-style-name="Standard" style:family="paragraph">
      <style:paragraph-properties fo:break-before="page"/>
      <style:text-properties style:font-name="Arial" style:font-name-complex="Arial" fo:font-weight="bold" style:font-weight-asian="bold"/>
    </style:style>
    <style:style style:name="P245" style:parent-style-name="Standard" style:family="paragraph">
      <style:text-properties style:font-name="Arial" style:font-name-complex="Arial"/>
    </style:style>
    <style:style style:name="P246" style:parent-style-name="Standard" style:family="paragraph">
      <style:text-properties style:font-name="Arial" style:font-name-complex="Arial"/>
    </style:style>
    <style:style style:name="P247" style:parent-style-name="Standard" style:family="paragraph">
      <style:text-properties style:font-name="Arial" style:font-name-complex="Arial"/>
    </style:style>
    <style:style style:name="P248" style:parent-style-name="Standard" style:family="paragraph">
      <style:text-properties style:font-name="Arial" style:font-name-complex="Arial"/>
    </style:style>
    <style:style style:name="P249" style:parent-style-name="Standard" style:family="paragraph">
      <style:text-properties style:font-name="Arial" style:font-name-complex="Arial"/>
    </style:style>
    <style:style style:name="P250" style:parent-style-name="Standard" style:family="paragraph">
      <style:text-properties style:font-name="Arial" style:font-name-complex="Arial"/>
    </style:style>
    <style:style style:name="P251" style:parent-style-name="Standard" style:family="paragraph">
      <style:text-properties style:font-name="Arial" style:font-name-complex="Arial"/>
    </style:style>
    <style:style style:name="P252" style:parent-style-name="Standard" style:family="paragraph">
      <style:text-properties style:font-name="Arial" style:font-name-complex="Arial"/>
    </style:style>
    <style:style style:name="P253" style:parent-style-name="Standard" style:family="paragraph">
      <style:text-properties style:font-name="Arial" style:font-name-complex="Arial"/>
    </style:style>
    <style:style style:name="T254" style:parent-style-name="Absatz-Standardschriftart" style:family="text">
      <style:text-properties style:font-name="Arial" style:font-name-complex="Arial"/>
    </style:style>
    <style:style style:name="P255" style:parent-style-name="Standard" style:family="paragraph">
      <style:text-properties style:font-name="Arial" style:font-name-complex="Arial"/>
    </style:style>
    <style:style style:name="P256" style:parent-style-name="Standard" style:family="paragraph">
      <style:text-properties style:font-name="Arial" style:font-name-complex="Arial"/>
    </style:style>
    <style:style style:name="P257" style:parent-style-name="Standard" style:family="paragraph">
      <style:text-properties style:font-name="Arial" style:font-name-complex="Arial"/>
    </style:style>
    <style:style style:name="P258" style:parent-style-name="Standard" style:family="paragraph">
      <style:text-properties style:font-name="Arial" style:font-name-complex="Arial"/>
    </style:style>
    <style:style style:name="T259" style:parent-style-name="Absatz-Standardschriftart" style:family="text">
      <style:text-properties style:font-name="Arial" style:font-name-complex="Arial"/>
    </style:style>
    <style:style style:name="T260" style:parent-style-name="Absatz-Standardschriftart" style:family="text">
      <style:text-properties style:font-name="Arial" style:font-name-complex="Arial"/>
    </style:style>
    <style:style style:name="P261" style:parent-style-name="Standard" style:family="paragraph">
      <style:text-properties style:font-name="Arial" style:font-name-complex="Arial"/>
    </style:style>
    <style:style style:name="P262" style:parent-style-name="Standard" style:family="paragraph">
      <style:text-properties style:font-name="Arial" style:font-name-complex="Arial"/>
    </style:style>
    <style:style style:name="P263" style:parent-style-name="Standard" style:family="paragraph">
      <style:text-properties style:font-name="Arial" style:font-name-complex="Arial"/>
    </style:style>
    <style:style style:name="P264" style:parent-style-name="Standard" style:family="paragraph">
      <style:text-properties style:font-name="Arial" style:font-name-complex="Arial"/>
    </style:style>
    <style:style style:name="P265" style:parent-style-name="Standard" style:family="paragraph">
      <style:text-properties style:font-name="Arial" style:font-name-complex="Arial"/>
    </style:style>
    <style:style style:name="P266" style:parent-style-name="Standard" style:family="paragraph">
      <style:text-properties style:font-name="Arial" style:font-name-complex="Arial"/>
    </style:style>
    <style:style style:name="P267" style:parent-style-name="Standard" style:family="paragraph">
      <style:text-properties style:font-name="Arial" style:font-name-complex="Arial"/>
    </style:style>
    <style:style style:name="P268" style:parent-style-name="Standard" style:family="paragraph">
      <style:text-properties style:font-name="Arial" style:font-name-complex="Arial"/>
    </style:style>
    <style:style style:name="P269" style:parent-style-name="Standard" style:family="paragraph">
      <style:text-properties style:font-name="Arial" style:font-name-complex="Arial"/>
    </style:style>
    <style:style style:name="P270" style:parent-style-name="Standard" style:family="paragraph">
      <style:text-properties style:font-name="Arial" style:font-name-complex="Arial"/>
    </style:style>
    <style:style style:name="P271" style:parent-style-name="Standard" style:family="paragraph">
      <style:text-properties style:font-name="Arial" style:font-name-complex="Arial"/>
    </style:style>
    <style:style style:name="P272" style:parent-style-name="Standard" style:family="paragraph">
      <style:text-properties style:font-name="Arial" style:font-name-complex="Arial"/>
    </style:style>
    <style:style style:name="P273" style:parent-style-name="Standard" style:family="paragraph">
      <style:text-properties style:font-name="Arial" style:font-name-complex="Arial"/>
    </style:style>
    <style:style style:name="P274" style:parent-style-name="Standard" style:family="paragraph">
      <style:text-properties style:font-name="Arial" style:font-name-complex="Arial"/>
    </style:style>
    <style:style style:name="P275" style:parent-style-name="Standard" style:family="paragraph">
      <style:text-properties style:font-name="Arial" style:font-name-complex="Arial"/>
    </style:style>
    <style:style style:name="P276" style:parent-style-name="Standard" style:family="paragraph">
      <style:text-properties style:font-name="Arial" style:font-name-complex="Arial"/>
    </style:style>
    <style:style style:name="P277" style:parent-style-name="Standard" style:family="paragraph">
      <style:text-properties style:font-name="Arial" style:font-name-complex="Arial"/>
    </style:style>
    <style:style style:name="P278" style:parent-style-name="Standard" style:family="paragraph">
      <style:text-properties style:font-name="Arial" style:font-name-complex="Arial"/>
    </style:style>
    <style:style style:name="P279" style:parent-style-name="Standard" style:family="paragraph">
      <style:text-properties style:font-name="Arial" style:font-name-complex="Arial"/>
    </style:style>
    <style:style style:name="P280" style:parent-style-name="Standard" style:family="paragraph">
      <style:text-properties style:font-name="Arial" style:font-name-complex="Arial"/>
    </style:style>
    <style:style style:name="P281" style:parent-style-name="Standard" style:family="paragraph">
      <style:text-properties style:font-name="Arial" style:font-name-complex="Arial"/>
    </style:style>
    <style:style style:name="P282" style:parent-style-name="Standard" style:family="paragraph">
      <style:text-properties style:font-name="Arial" style:font-name-complex="Arial"/>
    </style:style>
    <style:style style:name="P283" style:parent-style-name="Standard" style:family="paragraph">
      <style:text-properties style:font-name="Arial" style:font-name-complex="Arial"/>
    </style:style>
    <style:style style:name="P284" style:parent-style-name="Standard" style:family="paragraph">
      <style:text-properties style:font-name="Arial" style:font-name-complex="Arial"/>
    </style:style>
    <style:style style:name="P285" style:parent-style-name="Standard" style:family="paragraph">
      <style:paragraph-properties fo:break-before="page"/>
    </style:style>
    <style:style style:name="T286" style:parent-style-name="Absatz-Standardschriftart" style:family="text">
      <style:text-properties style:font-name="Arial" style:font-name-complex="Arial" fo:font-weight="bold" style:font-weight-asian="bold"/>
    </style:style>
    <style:style style:name="P287" style:parent-style-name="Standard" style:family="paragraph">
      <style:text-properties style:font-name="Arial" style:font-name-complex="Arial"/>
    </style:style>
    <style:style style:name="T288" style:parent-style-name="Absatz-Standardschriftart" style:family="text">
      <style:text-properties style:font-name="Arial" style:font-name-complex="Arial"/>
    </style:style>
    <style:style style:name="T289" style:parent-style-name="Absatz-Standardschriftart" style:family="text">
      <style:text-properties style:font-name="Arial" style:font-name-complex="Arial"/>
    </style:style>
    <style:style style:name="P290" style:parent-style-name="Standard" style:family="paragraph">
      <style:text-properties style:font-name="Arial" style:font-name-complex="Arial"/>
    </style:style>
    <style:style style:name="P291" style:parent-style-name="Standard" style:family="paragraph">
      <style:text-properties style:font-name="Arial" style:font-name-complex="Arial"/>
    </style:style>
    <style:style style:name="P292" style:parent-style-name="Standard" style:family="paragraph">
      <style:text-properties style:font-name="Arial" style:font-name-complex="Arial"/>
    </style:style>
    <style:style style:name="T293" style:parent-style-name="Absatz-Standardschriftart" style:family="text">
      <style:text-properties style:font-name="Arial" style:font-name-complex="Arial"/>
    </style:style>
    <style:style style:name="T294" style:parent-style-name="Absatz-Standardschriftart" style:family="text">
      <style:text-properties style:font-name="Arial" style:font-name-complex="Arial"/>
    </style:style>
    <style:style style:name="P295" style:parent-style-name="Standard" style:family="paragraph">
      <style:text-properties style:font-name="Arial" style:font-name-complex="Arial"/>
    </style:style>
    <style:style style:name="T296" style:parent-style-name="Absatz-Standardschriftart" style:family="text">
      <style:text-properties style:font-name="Arial" style:font-name-complex="Arial"/>
    </style:style>
    <style:style style:name="T297" style:parent-style-name="Absatz-Standardschriftart" style:family="text">
      <style:text-properties style:font-name="Arial" style:font-name-complex="Arial"/>
    </style:style>
    <style:style style:name="P298" style:parent-style-name="Standard" style:family="paragraph">
      <style:text-properties style:font-name="Arial" style:font-name-complex="Arial"/>
    </style:style>
    <style:style style:name="P299" style:parent-style-name="Standard" style:family="paragraph">
      <style:text-properties style:font-name="Arial" style:font-name-complex="Arial"/>
    </style:style>
    <style:style style:name="P300" style:parent-style-name="Standard" style:family="paragraph">
      <style:text-properties style:font-name="Arial" style:font-name-complex="Arial"/>
    </style:style>
    <style:style style:name="P301" style:parent-style-name="Standard" style:family="paragraph">
      <style:text-properties style:font-name="Arial" style:font-name-complex="Arial"/>
    </style:style>
    <style:style style:name="P302" style:parent-style-name="Standard" style:family="paragraph">
      <style:text-properties style:font-name="Arial" style:font-name-complex="Arial"/>
    </style:style>
    <style:style style:name="P303" style:parent-style-name="Standard" style:family="paragraph">
      <style:text-properties style:font-name="Arial" style:font-name-complex="Arial"/>
    </style:style>
    <style:style style:name="P304" style:parent-style-name="Standard" style:family="paragraph">
      <style:text-properties style:font-name="Arial" style:font-name-complex="Arial"/>
    </style:style>
    <style:style style:name="P305" style:parent-style-name="Standard" style:family="paragraph">
      <style:text-properties style:font-name="Arial" style:font-name-complex="Arial"/>
    </style:style>
    <style:style style:name="P306" style:parent-style-name="Standard" style:family="paragraph">
      <style:text-properties style:font-name="Arial" style:font-name-complex="Arial"/>
    </style:style>
    <style:style style:name="P307" style:parent-style-name="Standard" style:family="paragraph">
      <style:text-properties style:font-name="Arial" style:font-name-complex="Arial"/>
    </style:style>
    <style:style style:name="T308" style:parent-style-name="Absatz-Standardschriftart" style:family="text">
      <style:text-properties style:font-name="Arial" style:font-name-complex="Arial"/>
    </style:style>
    <style:style style:name="P309" style:parent-style-name="Standard" style:family="paragraph">
      <style:text-properties style:font-name="Arial" style:font-name-complex="Arial"/>
    </style:style>
    <style:style style:name="P310" style:parent-style-name="Standard" style:family="paragraph">
      <style:text-properties style:font-name="Arial" style:font-name-complex="Arial"/>
    </style:style>
    <style:style style:name="P311" style:parent-style-name="Standard" style:family="paragraph">
      <style:text-properties style:font-name="Arial" style:font-name-complex="Arial"/>
    </style:style>
    <style:style style:name="P312" style:parent-style-name="Standard" style:family="paragraph">
      <style:text-properties style:font-name="Arial" style:font-name-complex="Arial"/>
    </style:style>
    <style:style style:name="T313" style:parent-style-name="Absatz-Standardschriftart" style:family="text">
      <style:text-properties style:font-name="Arial" style:font-name-complex="Arial"/>
    </style:style>
    <style:style style:name="P314" style:parent-style-name="Standard" style:family="paragraph">
      <style:text-properties style:font-name="Arial" style:font-name-complex="Arial"/>
    </style:style>
    <style:style style:name="P315" style:parent-style-name="Standard" style:family="paragraph">
      <style:text-properties style:font-name="Arial" style:font-name-complex="Arial"/>
    </style:style>
    <style:style style:name="T316" style:parent-style-name="Absatz-Standardschriftart" style:family="text">
      <style:text-properties style:font-name="Arial" style:font-name-complex="Arial"/>
    </style:style>
    <style:style style:name="T317" style:parent-style-name="Absatz-Standardschriftart" style:family="text">
      <style:text-properties style:font-name="Arial" style:font-name-complex="Arial"/>
    </style:style>
    <style:style style:name="T318" style:parent-style-name="Absatz-Standardschriftart" style:family="text">
      <style:text-properties style:font-name="Arial" style:font-name-complex="Arial"/>
    </style:style>
    <style:style style:name="T319" style:parent-style-name="Absatz-Standardschriftart" style:family="text">
      <style:text-properties style:font-name="Arial" style:font-name-complex="Arial"/>
    </style:style>
    <style:style style:name="T320" style:parent-style-name="Absatz-Standardschriftart" style:family="text">
      <style:text-properties style:font-name="Arial" style:font-name-complex="Arial"/>
    </style:style>
    <style:style style:name="T321" style:parent-style-name="Absatz-Standardschriftart" style:family="text">
      <style:text-properties style:font-name="Arial" style:font-name-complex="Arial"/>
    </style:style>
    <style:style style:name="P322" style:parent-style-name="Standard" style:family="paragraph">
      <style:text-properties style:font-name="Arial" style:font-name-complex="Arial"/>
    </style:style>
    <style:style style:name="P323" style:parent-style-name="Standard" style:family="paragraph">
      <style:text-properties style:font-name="Arial" style:font-name-complex="Arial"/>
    </style:style>
    <style:style style:name="P324" style:parent-style-name="Standard" style:family="paragraph">
      <style:text-properties style:font-name="Arial" style:font-name-complex="Arial"/>
    </style:style>
    <style:style style:name="P325" style:parent-style-name="Standard" style:family="paragraph">
      <style:text-properties style:font-name="Arial" style:font-name-complex="Arial"/>
    </style:style>
    <style:style style:name="P326" style:parent-style-name="Standard" style:family="paragraph">
      <style:text-properties style:font-name="Arial" style:font-name-complex="Arial"/>
    </style:style>
    <style:style style:name="T327" style:parent-style-name="Absatz-Standardschriftart" style:family="text">
      <style:text-properties style:font-name="Arial" style:font-name-complex="Arial"/>
    </style:style>
    <style:style style:name="T328" style:parent-style-name="Absatz-Standardschriftart" style:family="text">
      <style:text-properties style:font-name="Arial" style:font-name-complex="Arial"/>
    </style:style>
    <style:style style:name="T329" style:parent-style-name="Absatz-Standardschriftart" style:family="text">
      <style:text-properties style:font-name="Arial" style:font-name-complex="Arial"/>
    </style:style>
    <style:style style:name="T330" style:parent-style-name="Absatz-Standardschriftart" style:family="text">
      <style:text-properties style:font-name="Arial" style:font-name-complex="Arial"/>
    </style:style>
    <style:style style:name="T331" style:parent-style-name="Absatz-Standardschriftart" style:family="text">
      <style:text-properties style:font-name="Arial" style:font-name-complex="Arial"/>
    </style:style>
    <style:style style:name="T332" style:parent-style-name="Absatz-Standardschriftart" style:family="text">
      <style:text-properties style:font-name="Arial" style:font-name-complex="Arial"/>
    </style:style>
    <style:style style:name="P333" style:parent-style-name="Standard" style:family="paragraph">
      <style:text-properties style:font-name="Arial" style:font-name-complex="Arial"/>
    </style:style>
    <style:style style:name="P334" style:parent-style-name="Standard" style:family="paragraph">
      <style:text-properties style:font-name="Arial" style:font-name-complex="Arial"/>
    </style:style>
    <style:style style:name="P335" style:parent-style-name="Standard" style:family="paragraph">
      <style:text-properties style:font-name="Arial" style:font-name-complex="Arial"/>
    </style:style>
    <style:style style:name="P336" style:parent-style-name="Standard" style:family="paragraph">
      <style:paragraph-properties fo:break-before="page"/>
      <style:text-properties style:font-name="Arial" style:font-name-complex="Arial" fo:font-weight="bold" style:font-weight-asian="bold"/>
    </style:style>
    <style:style style:name="P337" style:parent-style-name="Standard" style:family="paragraph">
      <style:text-properties style:font-name="Arial" style:font-name-complex="Arial"/>
    </style:style>
    <style:style style:name="P338" style:parent-style-name="Standard" style:family="paragraph">
      <style:text-properties style:font-name="Arial" style:font-name-complex="Arial"/>
    </style:style>
    <style:style style:name="T339" style:parent-style-name="Absatz-Standardschriftart" style:family="text">
      <style:text-properties style:font-name="Arial" style:font-name-complex="Arial"/>
    </style:style>
    <style:style style:name="T340" style:parent-style-name="Absatz-Standardschriftart" style:family="text">
      <style:text-properties style:font-name="Arial" style:font-name-complex="Arial"/>
    </style:style>
    <style:style style:name="P341" style:parent-style-name="Standard" style:family="paragraph">
      <style:text-properties style:font-name="Arial" style:font-name-complex="Arial"/>
    </style:style>
    <style:style style:name="P342" style:parent-style-name="Standard" style:family="paragraph">
      <style:text-properties style:font-name="Arial" style:font-name-complex="Arial"/>
    </style:style>
    <style:style style:name="P343" style:parent-style-name="Standard" style:family="paragraph">
      <style:text-properties style:font-name="Arial" style:font-name-complex="Arial"/>
    </style:style>
    <style:style style:name="P344" style:parent-style-name="Standard" style:family="paragraph">
      <style:text-properties style:font-name="Arial" style:font-name-complex="Arial"/>
    </style:style>
    <style:style style:name="P345" style:parent-style-name="Standard" style:family="paragraph">
      <style:text-properties style:font-name="Arial" style:font-name-complex="Arial"/>
    </style:style>
    <style:style style:name="P346" style:parent-style-name="Standard" style:family="paragraph">
      <style:text-properties style:font-name="Arial" style:font-name-complex="Arial"/>
    </style:style>
    <style:style style:name="P347" style:parent-style-name="Standard" style:family="paragraph">
      <style:text-properties style:font-name="Arial" style:font-name-complex="Arial"/>
    </style:style>
    <style:style style:name="P348" style:parent-style-name="Standard" style:family="paragraph">
      <style:text-properties style:font-name="Arial" style:font-name-complex="Arial"/>
    </style:style>
    <style:style style:name="T349" style:parent-style-name="Absatz-Standardschriftart" style:family="text">
      <style:text-properties style:font-name="Arial" style:font-name-complex="Arial"/>
    </style:style>
    <style:style style:name="T350" style:parent-style-name="Absatz-Standardschriftart" style:family="text">
      <style:text-properties style:font-name="Arial" style:font-name-complex="Arial"/>
    </style:style>
    <style:style style:name="P351" style:parent-style-name="Standard" style:family="paragraph">
      <style:text-properties style:font-name="Arial" style:font-name-complex="Arial"/>
    </style:style>
    <style:style style:name="P352" style:parent-style-name="Standard" style:family="paragraph">
      <style:text-properties style:font-name="Arial" style:font-name-complex="Arial"/>
    </style:style>
    <style:style style:name="P353" style:parent-style-name="Standard" style:family="paragraph">
      <style:text-properties style:font-name="Arial" style:font-name-complex="Arial"/>
    </style:style>
    <style:style style:name="P354" style:parent-style-name="Standard" style:family="paragraph">
      <style:text-properties style:font-name="Arial" style:font-name-complex="Arial"/>
    </style:style>
    <style:style style:name="P355" style:parent-style-name="Standard" style:family="paragraph">
      <style:text-properties style:font-name="Arial" style:font-name-complex="Arial"/>
    </style:style>
    <style:style style:name="P356" style:parent-style-name="Standard" style:family="paragraph">
      <style:text-properties style:font-name="Arial" style:font-name-complex="Arial"/>
    </style:style>
    <style:style style:name="P357" style:parent-style-name="Standard" style:family="paragraph">
      <style:text-properties style:font-name="Arial" style:font-name-complex="Arial"/>
    </style:style>
    <style:style style:name="P358" style:parent-style-name="Standard" style:family="paragraph">
      <style:text-properties style:font-name="Arial" style:font-name-complex="Arial"/>
    </style:style>
    <style:style style:name="P359" style:parent-style-name="Standard" style:family="paragraph">
      <style:text-properties style:font-name="Arial" style:font-name-complex="Arial"/>
    </style:style>
    <style:style style:name="P360" style:parent-style-name="Standard" style:family="paragraph">
      <style:text-properties style:font-name="Arial" style:font-name-complex="Arial"/>
    </style:style>
    <style:style style:name="P361" style:parent-style-name="Standard" style:family="paragraph">
      <style:text-properties style:font-name="Arial" style:font-name-complex="Arial"/>
    </style:style>
    <style:style style:name="T362" style:parent-style-name="Absatz-Standardschriftart" style:family="text">
      <style:text-properties style:font-name="Arial" style:font-name-complex="Arial"/>
    </style:style>
    <style:style style:name="P363" style:parent-style-name="Standard" style:family="paragraph">
      <style:text-properties style:font-name="Arial" style:font-name-complex="Arial"/>
    </style:style>
    <style:style style:name="P364" style:parent-style-name="Standard" style:family="paragraph">
      <style:text-properties style:font-name="Arial" style:font-name-complex="Arial"/>
    </style:style>
    <style:style style:name="P365" style:parent-style-name="Standard" style:family="paragraph">
      <style:text-properties style:font-name="Arial" style:font-name-complex="Arial"/>
    </style:style>
    <style:style style:name="P366" style:parent-style-name="Standard" style:family="paragraph">
      <style:text-properties style:font-name="Arial" style:font-name-complex="Arial"/>
    </style:style>
    <style:style style:name="P367" style:parent-style-name="Standard" style:family="paragraph">
      <style:text-properties style:font-name="Arial" style:font-name-complex="Arial"/>
    </style:style>
    <style:style style:name="P368" style:parent-style-name="Standard" style:family="paragraph">
      <style:text-properties style:font-name="Arial" style:font-name-complex="Arial"/>
    </style:style>
    <style:style style:name="P369" style:parent-style-name="Standard" style:family="paragraph">
      <style:text-properties style:font-name="Arial" style:font-name-complex="Arial"/>
    </style:style>
    <style:style style:name="P370" style:parent-style-name="Standard" style:family="paragraph">
      <style:text-properties style:font-name="Arial" style:font-name-complex="Arial"/>
    </style:style>
    <style:style style:name="T371" style:parent-style-name="Absatz-Standardschriftart" style:family="text">
      <style:text-properties style:font-name="Arial" style:font-name-complex="Arial"/>
    </style:style>
    <style:style style:name="T372" style:parent-style-name="Absatz-Standardschriftart" style:family="text">
      <style:text-properties style:font-name="Arial" style:font-name-complex="Arial"/>
    </style:style>
    <style:style style:name="P373" style:parent-style-name="Standard" style:family="paragraph">
      <style:text-properties style:font-name="Arial" style:font-name-complex="Arial"/>
    </style:style>
    <style:style style:name="P374" style:parent-style-name="Standard" style:family="paragraph">
      <style:text-properties style:font-name="Arial" style:font-name-complex="Arial"/>
    </style:style>
    <style:style style:name="P375" style:parent-style-name="Standard" style:family="paragraph">
      <style:text-properties style:font-name="Arial" style:font-name-complex="Arial"/>
    </style:style>
    <style:style style:name="P376" style:parent-style-name="Standard" style:family="paragraph">
      <style:text-properties style:font-name="Arial" style:font-name-complex="Arial"/>
    </style:style>
    <style:style style:name="P377" style:parent-style-name="Standard" style:family="paragraph">
      <style:text-properties style:font-name="Arial" style:font-name-complex="Arial"/>
    </style:style>
    <style:style style:name="P378" style:parent-style-name="Standard" style:family="paragraph">
      <style:text-properties style:font-name="Arial" style:font-name-complex="Arial"/>
    </style:style>
    <style:style style:name="P379" style:parent-style-name="Standard" style:family="paragraph">
      <style:text-properties style:font-name="Arial" style:font-name-complex="Arial"/>
    </style:style>
    <style:style style:name="P380" style:parent-style-name="Standard" style:family="paragraph">
      <style:text-properties style:font-name="Arial" style:font-name-complex="Arial"/>
    </style:style>
    <style:style style:name="P381" style:parent-style-name="Standard" style:family="paragraph">
      <style:text-properties style:font-name="Arial" style:font-name-complex="Arial"/>
    </style:style>
    <style:style style:name="P382" style:parent-style-name="Standard" style:family="paragraph">
      <style:text-properties style:font-name="Arial" style:font-name-complex="Arial"/>
    </style:style>
    <style:style style:name="P383" style:parent-style-name="Standard" style:family="paragraph">
      <style:text-properties style:font-name="Arial" style:font-name-complex="Arial"/>
    </style:style>
    <style:style style:name="T384" style:parent-style-name="Absatz-Standardschriftart" style:family="text">
      <style:text-properties style:font-name="Arial" style:font-name-complex="Arial"/>
    </style:style>
    <style:style style:name="P385" style:parent-style-name="Standard" style:family="paragraph">
      <style:text-properties style:font-name="Arial" style:font-name-complex="Arial"/>
    </style:style>
    <style:style style:name="P386" style:parent-style-name="Standard" style:family="paragraph">
      <style:text-properties style:font-name="Arial" style:font-name-complex="Arial"/>
    </style:style>
    <style:style style:name="P387" style:parent-style-name="Standard" style:family="paragraph">
      <style:text-properties style:font-name="Arial" style:font-name-complex="Arial"/>
    </style:style>
    <style:style style:name="P388" style:parent-style-name="Standard" style:family="paragraph">
      <style:text-properties style:font-name="Arial" style:font-name-complex="Arial"/>
    </style:style>
    <style:style style:name="P389" style:parent-style-name="Standard" style:family="paragraph">
      <style:text-properties style:font-name="Arial" style:font-name-complex="Arial"/>
    </style:style>
    <style:style style:name="P390" style:parent-style-name="Standard" style:family="paragraph">
      <style:text-properties style:font-name="Arial" style:font-name-complex="Arial"/>
    </style:style>
    <style:style style:name="P391" style:parent-style-name="Standard" style:family="paragraph">
      <style:text-properties style:font-name="Arial" style:font-name-complex="Arial"/>
    </style:style>
    <style:style style:name="P392" style:parent-style-name="Standard" style:family="paragraph">
      <style:text-properties style:font-name="Arial" style:font-name-complex="Arial"/>
    </style:style>
    <style:style style:name="T393" style:parent-style-name="Absatz-Standardschriftart" style:family="text">
      <style:text-properties style:font-name="Arial" style:font-name-complex="Arial"/>
    </style:style>
    <style:style style:name="T394" style:parent-style-name="Absatz-Standardschriftart" style:family="text">
      <style:text-properties style:font-name="Arial" style:font-name-complex="Arial"/>
    </style:style>
    <style:style style:name="P395" style:parent-style-name="Standard" style:family="paragraph">
      <style:text-properties style:font-name="Arial" style:font-name-complex="Arial"/>
    </style:style>
    <style:style style:name="P396" style:parent-style-name="Standard" style:family="paragraph">
      <style:text-properties style:font-name="Arial" style:font-name-complex="Arial"/>
    </style:style>
    <style:style style:name="P397" style:parent-style-name="Standard" style:family="paragraph">
      <style:text-properties style:font-name="Arial" style:font-name-complex="Arial"/>
    </style:style>
    <style:style style:name="P398" style:parent-style-name="Standard" style:family="paragraph">
      <style:text-properties style:font-name="Arial" style:font-name-complex="Arial"/>
    </style:style>
    <style:style style:name="P399" style:parent-style-name="Standard" style:family="paragraph">
      <style:text-properties style:font-name="Arial" style:font-name-complex="Arial"/>
    </style:style>
    <style:style style:name="P400" style:parent-style-name="Standard" style:family="paragraph">
      <style:text-properties style:font-name="Arial" style:font-name-complex="Arial"/>
    </style:style>
    <style:style style:name="P401" style:parent-style-name="Standard" style:family="paragraph">
      <style:text-properties style:font-name="Arial" style:font-name-complex="Arial"/>
    </style:style>
    <style:style style:name="P402" style:parent-style-name="Standard" style:family="paragraph">
      <style:text-properties style:font-name="Arial" style:font-name-complex="Arial"/>
    </style:style>
    <style:style style:name="P403" style:parent-style-name="Standard" style:family="paragraph">
      <style:text-properties style:font-name="Arial" style:font-name-complex="Arial"/>
    </style:style>
    <style:style style:name="P404" style:parent-style-name="Standard" style:family="paragraph">
      <style:text-properties style:font-name="Arial" style:font-name-complex="Arial"/>
    </style:style>
    <style:style style:name="P405" style:parent-style-name="Standard" style:family="paragraph">
      <style:text-properties style:font-name="Arial" style:font-name-complex="Arial"/>
    </style:style>
    <style:style style:name="T406" style:parent-style-name="Absatz-Standardschriftart" style:family="text">
      <style:text-properties style:font-name="Arial" style:font-name-complex="Arial"/>
    </style:style>
    <style:style style:name="P407" style:parent-style-name="Standard" style:family="paragraph">
      <style:text-properties style:font-name="Arial" style:font-name-complex="Arial"/>
    </style:style>
    <style:style style:name="P408" style:parent-style-name="Standard" style:family="paragraph">
      <style:text-properties style:font-name="Arial" style:font-name-complex="Arial"/>
    </style:style>
    <style:style style:name="P409" style:parent-style-name="Standard" style:family="paragraph">
      <style:text-properties style:font-name="Arial" style:font-name-complex="Arial"/>
    </style:style>
    <style:style style:name="P410" style:parent-style-name="Standard" style:family="paragraph">
      <style:text-properties style:font-name="Arial" style:font-name-complex="Arial"/>
    </style:style>
    <style:style style:name="P411" style:parent-style-name="Standard" style:family="paragraph">
      <style:text-properties style:font-name="Arial" style:font-name-complex="Arial"/>
    </style:style>
    <style:style style:name="P412" style:parent-style-name="Standard" style:family="paragraph">
      <style:text-properties style:font-name="Arial" style:font-name-complex="Arial"/>
    </style:style>
    <style:style style:name="P413" style:parent-style-name="Standard" style:family="paragraph">
      <style:text-properties style:font-name="Arial" style:font-name-complex="Arial"/>
    </style:style>
    <style:style style:name="P414" style:parent-style-name="Standard" style:family="paragraph">
      <style:text-properties style:font-name="Arial" style:font-name-complex="Arial"/>
    </style:style>
    <style:style style:name="T415" style:parent-style-name="Absatz-Standardschriftart" style:family="text">
      <style:text-properties style:font-name="Arial" style:font-name-complex="Arial"/>
    </style:style>
    <style:style style:name="P416" style:parent-style-name="Standard" style:family="paragraph">
      <style:text-properties style:font-name="Arial" style:font-name-complex="Arial"/>
    </style:style>
    <style:style style:name="P417" style:parent-style-name="Standard" style:family="paragraph">
      <style:text-properties style:font-name="Arial" style:font-name-complex="Arial"/>
    </style:style>
    <style:style style:name="P418" style:parent-style-name="Standard" style:family="paragraph">
      <style:text-properties style:font-name="Arial" style:font-name-complex="Arial"/>
    </style:style>
    <style:style style:name="P419" style:parent-style-name="Standard" style:family="paragraph">
      <style:text-properties style:font-name="Arial" style:font-name-complex="Arial"/>
    </style:style>
    <style:style style:name="P420" style:parent-style-name="Standard" style:family="paragraph">
      <style:text-properties style:font-name="Arial" style:font-name-complex="Arial"/>
    </style:style>
    <style:style style:name="P421" style:parent-style-name="Standard" style:family="paragraph">
      <style:text-properties style:font-name="Arial" style:font-name-complex="Arial"/>
    </style:style>
    <style:style style:name="P422" style:parent-style-name="Standard" style:family="paragraph">
      <style:text-properties style:font-name="Arial" style:font-name-complex="Arial"/>
    </style:style>
    <style:style style:name="P423" style:parent-style-name="Standard" style:family="paragraph">
      <style:text-properties style:font-name="Arial" style:font-name-complex="Arial"/>
    </style:style>
    <style:style style:name="P424" style:parent-style-name="Standard" style:family="paragraph">
      <style:text-properties style:font-name="Arial" style:font-name-complex="Arial"/>
    </style:style>
    <style:style style:name="T425" style:parent-style-name="Absatz-Standardschriftart" style:family="text">
      <style:text-properties style:font-name="Arial" style:font-name-complex="Arial"/>
    </style:style>
    <style:style style:name="P426" style:parent-style-name="Standard" style:family="paragraph">
      <style:text-properties style:font-name="Arial" style:font-name-complex="Arial"/>
    </style:style>
    <style:style style:name="P427" style:parent-style-name="Standard" style:family="paragraph">
      <style:text-properties style:font-name="Arial" style:font-name-complex="Arial"/>
    </style:style>
    <style:style style:name="P428" style:parent-style-name="Standard" style:family="paragraph">
      <style:text-properties style:font-name="Arial" style:font-name-complex="Arial"/>
    </style:style>
    <style:style style:name="P429" style:parent-style-name="Standard" style:family="paragraph">
      <style:text-properties style:font-name="Arial" style:font-name-complex="Arial"/>
    </style:style>
    <style:style style:name="P430" style:parent-style-name="Standard" style:family="paragraph">
      <style:text-properties style:font-name="Arial" style:font-name-complex="Arial"/>
    </style:style>
    <style:style style:name="P431" style:parent-style-name="Standard" style:family="paragraph">
      <style:text-properties style:font-name="Arial" style:font-name-complex="Arial"/>
    </style:style>
    <style:style style:name="P432" style:parent-style-name="Standard" style:family="paragraph">
      <style:text-properties style:font-name="Arial" style:font-name-complex="Arial"/>
    </style:style>
    <style:style style:name="P433" style:parent-style-name="Standard" style:family="paragraph">
      <style:text-properties style:font-name="Arial" style:font-name-complex="Arial"/>
    </style:style>
    <style:style style:name="P434" style:parent-style-name="Standard" style:family="paragraph">
      <style:text-properties style:font-name="Arial" style:font-name-complex="Arial"/>
    </style:style>
    <style:style style:name="P435" style:parent-style-name="Standard" style:family="paragraph">
      <style:text-properties style:font-name="Arial" style:font-name-complex="Arial"/>
    </style:style>
    <style:style style:name="P436" style:parent-style-name="Standard" style:family="paragraph">
      <style:text-properties style:font-name="Arial" style:font-name-complex="Arial"/>
    </style:style>
    <style:style style:name="P437" style:parent-style-name="Standard" style:family="paragraph">
      <style:text-properties style:font-name="Arial" style:font-name-complex="Arial"/>
    </style:style>
    <style:style style:name="T438" style:parent-style-name="Absatz-Standardschriftart" style:family="text">
      <style:text-properties style:font-name="Arial" style:font-name-complex="Arial"/>
    </style:style>
    <style:style style:name="P439" style:parent-style-name="Standard" style:family="paragraph">
      <style:text-properties style:font-name="Arial" style:font-name-complex="Arial"/>
    </style:style>
    <style:style style:name="P440" style:parent-style-name="Standard" style:family="paragraph">
      <style:text-properties style:font-name="Arial" style:font-name-complex="Arial"/>
    </style:style>
    <style:style style:name="P441" style:parent-style-name="Standard" style:family="paragraph">
      <style:text-properties style:font-name="Arial" style:font-name-complex="Arial"/>
    </style:style>
    <style:style style:name="P442" style:parent-style-name="Standard" style:family="paragraph">
      <style:text-properties style:font-name="Arial" style:font-name-complex="Arial"/>
    </style:style>
    <style:style style:name="P443" style:parent-style-name="Standard" style:family="paragraph">
      <style:text-properties style:font-name="Arial" style:font-name-complex="Arial"/>
    </style:style>
    <style:style style:name="P444" style:parent-style-name="Standard" style:family="paragraph">
      <style:text-properties style:font-name="Arial" style:font-name-complex="Arial"/>
    </style:style>
    <style:style style:name="P445" style:parent-style-name="Standard" style:family="paragraph">
      <style:text-properties style:font-name="Arial" style:font-name-complex="Arial"/>
    </style:style>
    <style:style style:name="P446" style:parent-style-name="Standard" style:family="paragraph">
      <style:text-properties style:font-name="Arial" style:font-name-complex="Arial"/>
    </style:style>
    <style:style style:name="P447" style:parent-style-name="Standard" style:family="paragraph">
      <style:text-properties style:font-name="Arial" style:font-name-complex="Arial"/>
    </style:style>
    <style:style style:name="P448" style:parent-style-name="Standard" style:family="paragraph">
      <style:text-properties style:font-name="Arial" style:font-name-complex="Arial"/>
    </style:style>
    <style:style style:name="P449" style:parent-style-name="Standard" style:family="paragraph">
      <style:text-properties style:font-name="Arial" style:font-name-complex="Arial"/>
    </style:style>
    <style:style style:name="T450" style:parent-style-name="Absatz-Standardschriftart" style:family="text">
      <style:text-properties style:font-name="Arial" style:font-name-complex="Arial"/>
    </style:style>
    <style:style style:name="T451" style:parent-style-name="Absatz-Standardschriftart" style:family="text">
      <style:text-properties style:font-name="Arial" style:font-name-complex="Arial"/>
    </style:style>
    <style:style style:name="P452" style:parent-style-name="Standard" style:family="paragraph">
      <style:text-properties style:font-name="Arial" style:font-name-complex="Arial"/>
    </style:style>
    <style:style style:name="T453" style:parent-style-name="Absatz-Standardschriftart" style:family="text">
      <style:text-properties style:font-name="Arial" style:font-name-complex="Arial"/>
    </style:style>
    <style:style style:name="P454" style:parent-style-name="Standard" style:family="paragraph">
      <style:text-properties style:font-name="Arial" style:font-name-complex="Arial"/>
    </style:style>
    <style:style style:name="T455" style:parent-style-name="Absatz-Standardschriftart" style:family="text">
      <style:text-properties style:font-name="Arial" style:font-name-complex="Arial"/>
    </style:style>
    <style:style style:name="P456" style:parent-style-name="Standard" style:family="paragraph">
      <style:text-properties style:font-name="Arial" style:font-name-complex="Arial"/>
    </style:style>
    <style:style style:name="P457" style:parent-style-name="Standard" style:family="paragraph">
      <style:text-properties style:font-name="Arial" style:font-name-complex="Arial"/>
    </style:style>
    <style:style style:name="P458" style:parent-style-name="Standard" style:family="paragraph">
      <style:text-properties style:font-name="Arial" style:font-name-complex="Arial"/>
    </style:style>
    <style:style style:name="P459" style:parent-style-name="Standard" style:family="paragraph">
      <style:text-properties style:font-name="Arial" style:font-name-complex="Arial"/>
    </style:style>
    <style:style style:name="P460" style:parent-style-name="Standard" style:family="paragraph">
      <style:text-properties style:font-name="Arial" style:font-name-complex="Arial"/>
    </style:style>
    <style:style style:name="P461" style:parent-style-name="Standard" style:family="paragraph">
      <style:text-properties style:font-name="Arial" style:font-name-complex="Arial"/>
    </style:style>
    <style:style style:name="P462" style:parent-style-name="Standard" style:family="paragraph">
      <style:text-properties style:font-name="Arial" style:font-name-complex="Arial"/>
    </style:style>
    <style:style style:name="P463" style:parent-style-name="Standard" style:family="paragraph">
      <style:paragraph-properties fo:break-before="page"/>
    </style:style>
    <style:style style:name="T464" style:parent-style-name="Absatz-Standardschriftart" style:family="text">
      <style:text-properties style:font-name="Arial" style:font-name-complex="Arial" fo:font-weight="bold" style:font-weight-asian="bold"/>
    </style:style>
    <style:style style:name="P465" style:parent-style-name="Standard" style:family="paragraph">
      <style:text-properties style:font-name="Arial" style:font-name-complex="Arial"/>
    </style:style>
    <style:style style:name="P466" style:parent-style-name="Standard" style:family="paragraph">
      <style:text-properties style:font-name="Arial" style:font-name-complex="Arial"/>
    </style:style>
    <style:style style:name="P467" style:parent-style-name="Standard" style:family="paragraph">
      <style:text-properties style:font-name="Arial" style:font-name-complex="Arial"/>
    </style:style>
    <style:style style:name="P468" style:parent-style-name="Standard" style:family="paragraph">
      <style:text-properties style:font-name="Arial" style:font-name-complex="Arial"/>
    </style:style>
    <style:style style:name="P469" style:parent-style-name="Standard" style:family="paragraph">
      <style:paragraph-properties fo:break-before="page"/>
      <style:text-properties style:font-name="Arial" style:font-name-complex="Arial" fo:font-weight="bold" style:font-weight-asian="bold"/>
    </style:style>
    <style:style style:name="P470" style:parent-style-name="Standard" style:family="paragraph">
      <style:text-properties style:font-name="Arial" style:font-name-complex="Arial"/>
    </style:style>
    <style:style style:name="P471" style:parent-style-name="Standard" style:family="paragraph">
      <style:text-properties style:font-name="Arial" style:font-name-complex="Arial"/>
    </style:style>
    <style:style style:name="P472" style:parent-style-name="Standard" style:family="paragraph">
      <style:text-properties style:font-name="Arial" style:font-name-complex="Arial"/>
    </style:style>
    <style:style style:name="P473" style:parent-style-name="Standard" style:family="paragraph">
      <style:text-properties style:font-name="Arial" style:font-name-complex="Arial"/>
    </style:style>
    <style:style style:name="P474" style:parent-style-name="Standard" style:family="paragraph">
      <style:text-properties style:font-name="Arial" style:font-name-complex="Arial"/>
    </style:style>
    <style:style style:name="P475" style:parent-style-name="Standard" style:family="paragraph">
      <style:text-properties style:font-name="Arial" style:font-name-complex="Arial"/>
    </style:style>
  </office:automatic-styles>
  <office:body>
    <office:text text:use-soft-page-breaks="true">
      <text:p text:style-name="P1">Pferdefütterung Module</text:p>
      <text:p text:style-name="P2"/>
      <text:p text:style-name="P3">Modul Menü</text:p>
      <text:p text:style-name="P4"/>
      <text:p text:style-name="P5">2 Systemdaten</text:p>
      <text:p text:style-name="Standard"><text:span text:style-name="T6">1 Systemtabelle pflegen</text:span></text:p>
      <text:p text:style-name="P7">Über die Pfeiltasten kann man durch die Daten Scrollen. Über die Taste Enter wird in den<text:s/>Änderungsmodus gewechselt und der vorhandene Wert kann überschrieben werden.</text:p>
      <text:p text:style-name="Standard"><text:span text:style-name="T8">2 Einstellen der Uhrzeit</text:span></text:p>
      <text:p text:style-name="P9">Automatische Zeit?</text:p>
      <text:p text:style-name="Standard"><text:span text:style-name="T10">3 Manueller Zyklusstart</text:span></text:p>
      <text:p text:style-name="Standard"><text:span text:style-name="T11">Durch Enter auf dem Menuepunkt 3 wird der Zyklus nach vorheriger Rückfrage gelöscht. Quittierung mit Enter</text:span></text:p>
      <text:p text:style-name="Standard"><text:span text:style-name="T12">3 Te</text:span><text:span text:style-name="T13">sts</text:span></text:p>
      <text:p text:style-name="P14">1 Kraftfutter</text:p>
      <text:p text:style-name="P15">Durch Enter auf dem entsprechenden Menuepunkt wird der Test nach vorheriger Rückfrage gestartet. Quittierung mit Enter</text:p>
      <text:p text:style-name="P16">1 Auswurf Futter1</text:p>
      <text:p text:style-name="P17">2 Auswurf Futter2</text:p>
      <text:p text:style-name="P18">3 Auswurf Futter3</text:p>
      <text:p text:style-name="P19">4 Auswurf Futter4</text:p>
      <text:p text:style-name="P20">2 Raufutter</text:p>
      <text:p text:style-name="P21">Durch Enter auf dem entsprechenden<text:s/>Menuepunkt wird der Test nach vorheriger Rückfrage gestartet. Quittierung mit Enter</text:p>
      <text:p text:style-name="Standard"><text:span text:style-name="T22">1 Öffnen / Schließen Schieber1</text:span></text:p>
      <text:p text:style-name="Standard"><text:span text:style-name="T23">2 Öffnen / Schließen Schieber2</text:span></text:p>
      <text:p text:style-name="Standard"><text:span text:style-name="T24">3 Öffnen / Schließen Schieber3</text:span></text:p>
      <text:p text:style-name="Standard"><text:span text:style-name="T25">4 Öffnen / Schließen Schieber4</text:span></text:p>
      <text:p text:style-name="P26">3 Sonstiges</text:p>
      <text:p text:style-name="P27">Durch Enter auf dem entsprechenden<text:s/>Menuepunkt wird der Test nach vorheriger Rückfrage gestartet. Quittierung mit Enter</text:p>
      <text:p text:style-name="Standard"><text:span text:style-name="T28">1 Öffnen Selektionstor</text:span></text:p>
      <text:p text:style-name="Standard"><text:span text:style-name="T29">2 Transpondererkennung</text:span></text:p>
      <text:p text:style-name="P30">3 Quittierung Betriebsstörungen</text:p>
      <text:p text:style-name="P31"/>
      <text:p text:style-name="P32"/>
      <text:p text:style-name="P33">Modul Bildschirmschoner</text:p>
      <text:p text:style-name="P34"/>
      <text:p text:style-name="Standard"><text:span text:style-name="T35">Im Modul Bildschirmschoner wird nachgeschaut, ob es Fehler gegeben<text:s/></text:span><text:span text:style-name="T36">hat. Diese wird im Ruhezustand des Gerätes zur Anzeige gebracht.</text:span></text:p>
      <text:p text:style-name="P37"/>
      <text:p text:style-name="P38">WENN</text:p>
      <text:p text:style-name="P39"><text:tab/>Keine Aktivität seit AutoLogOff</text:p>
      <text:p text:style-name="P40"/>
      <text:p text:style-name="P41"/>
      <text:p text:style-name="P42">WENN</text:p>
      <text:p text:style-name="P43"><text:tab/>BlockadeMotor1 = true (Fehler)</text:p>
      <text:p text:style-name="P44"><text:tab/>ODER</text:p>
      <text:p text:style-name="P45"><text:tab/>BlockadeMotor2 = true (Fehler)</text:p>
      <text:p text:style-name="P46"><text:tab/>ODER</text:p>
      <text:p text:style-name="P47"><text:tab/>BlockadeMotor3 = true (Fehler)</text:p>
      <text:p text:style-name="P48"><text:tab/>ODER</text:p>
      <text:p text:style-name="P49"><text:tab/>BlockadeMotor4 = true (Fehler)</text:p>
      <text:p text:style-name="P50"><text:tab/>ODER</text:p>
      <text:p text:style-name="P51"><text:tab/>BlockadeMotorNachlaufsperre =<text:tab/>true (Fehler)</text:p>
      <text:p text:style-name="P52"><text:tab/>ODER</text:p>
      <text:p text:style-name="P53"><text:tab/>BlockadeSchieber1 = true (Fehler)</text:p>
      <text:p text:style-name="P54"><text:tab/>ODER</text:p>
      <text:p text:style-name="P55"><text:tab/>BlockadeSchieber2 = true (Fehler)</text:p>
      <text:p text:style-name="P56"><text:tab/>ODER</text:p>
      <text:p text:style-name="P57"><text:tab/>BlockadeSchieber3 = true (Fehler)</text:p>
      <text:p text:style-name="P58"><text:tab/>ODER</text:p>
      <text:p text:style-name="P59"><text:tab/>BlockadeSchieber4 = true (Fehler)</text:p>
      <text:p text:style-name="P60"><text:tab/>ODER</text:p>
      <text:p text:style-name="P61">BlockadeSelektion1 = true (Fehler)</text:p>
      <text:p text:style-name="P62">DANN</text:p>
      <text:p text:style-name="P63">Anzeige: „Es sind Fehler<text:s/>aufgetreten“</text:p>
      <text:p text:style-name="P64">ELSE</text:p>
      <text:p text:style-name="Standard"><text:span text:style-name="T65">Anzeige: „System läuft fehlerfrei“</text:span></text:p>
      <text:p text:style-name="P66"/>
      <text:soft-page-break/>
      <text:p text:style-name="P67">Modul Pferde</text:p>
      <text:p text:style-name="P68"/>
      <text:p text:style-name="P69">Nur die in der Tabelle fett gedruckten Spalten werden zur Pflege angezeigt</text:p>
      <text:p text:style-name="P70">Der Parameter Verzögerung muss auf 59 sec limitiert werden, da sonst Kollision mit Schutzzeit möglich.</text:p>
      <text:p text:style-name="P71"/>
      <text:p text:style-name="P72">Tabelle<text:s/>n Zeilen x Spalten</text:p>
      <text:p text:style-name="P73"/>
      <text:p text:style-name="P74">Spalten:</text:p>
      <text:p text:style-name="P75"/>
      <text:p text:style-name="P76">Pferdenummer<text:tab/>2<text:tab/>integer<text:tab/>1-99</text:p>
      <text:p text:style-name="P77">Pferdename<text:tab/>20<text:tab/>alphanumerisch<text:tab/>Text</text:p>
      <text:p text:style-name="P78">Transpondernummer<text:tab/>20<text:tab/>numerisch<text:tab/>long integer</text:p>
      <text:p text:style-name="P79"><text:bookmark-start text:name="OLE_LINK1"/>Futter1Zuteilung<text:tab/>4<text:tab/>dezimal<text:s/><text:tab/>0,000-9,999 kg</text:p>
      <text:p text:style-name="Standard"><text:span text:style-name="T80">Futter1abgerufenHeute</text:span><text:span text:style-name="T81"><text:tab/>4</text:span><text:span text:style-name="T82"><text:tab/>dezimal<text:s/></text:span><text:span text:style-name="T83"><text:tab/>0,000-9,999 kg</text:span></text:p>
      <text:p text:style-name="P84"><text:bookmark-end text:name="OLE_LINK1"/>Futter1letzteZuteilung<text:tab/>6<text:tab/>time<text:s/><text:tab/>0:00:00-23:59:59</text:p>
      <text:p text:style-name="P85">Futter1abgerufenGestern<text:tab/>4<text:tab/>dezimal<text:s/><text:tab/>0,000-9,999 kg</text:p>
      <text:p text:style-name="P86">Futter2Zuteilung<text:tab/>4<text:tab/>dezimal<text:s/><text:tab/>0,000-9,999 kg</text:p>
      <text:p text:style-name="Standard"><text:span text:style-name="T87">Futter2abgerufenHeute</text:span><text:span text:style-name="T88"><text:tab/>4</text:span><text:span text:style-name="T89"><text:tab/>dezimal<text:s/></text:span><text:span text:style-name="T90"><text:tab/>0,000-9,999 kg</text:span></text:p>
      <text:p text:style-name="P91">Futter2letzteZuteilung<text:tab/>6<text:tab/>time<text:s/><text:tab/>0:00:00-23:59:59</text:p>
      <text:p text:style-name="P92">Futter2abgerufenGestern<text:tab/>4<text:tab/>dezimal<text:s/><text:tab/>0,000-9,999<text:s/>kg</text:p>
      <text:p text:style-name="P93">Futter3Zuteilung<text:tab/>4<text:tab/>dezimal<text:s/><text:tab/>0,000-9,999 kg</text:p>
      <text:p text:style-name="Standard"><text:span text:style-name="T94">Futter3abgerufenHeute</text:span><text:span text:style-name="T95"><text:tab/>4</text:span><text:span text:style-name="T96"><text:tab/>dezimal<text:s/></text:span><text:span text:style-name="T97"><text:tab/>0,000-9,999 kg</text:span></text:p>
      <text:p text:style-name="P98">Futter3letzteZuteilung<text:tab/>6<text:tab/>time<text:s/><text:tab/>0:00:00-23:59:59</text:p>
      <text:p text:style-name="P99">Futter3abgerufenGestern<text:tab/>4<text:tab/>dezimal<text:s/><text:tab/>0,000-9,999 kg</text:p>
      <text:p text:style-name="P100">Futter4Zuteilung<text:tab/>4<text:tab/>dezimal<text:s/><text:tab/>0,000-9,999 kg</text:p>
      <text:p text:style-name="Standard"><text:span text:style-name="T101">Futter4abgerufenHeute</text:span><text:span text:style-name="T102"><text:tab/>4</text:span><text:span text:style-name="T103"><text:tab/>dezimal<text:s/></text:span><text:span text:style-name="T104"><text:tab/>0,000-9,999 kg</text:span></text:p>
      <text:p text:style-name="P105">Futter4letzteZuteilung<text:tab/>6<text:tab/>time<text:s/><text:tab/>0:00:00-23:59:59</text:p>
      <text:p text:style-name="P106">Futter4abgerufenGestern<text:tab/>4<text:tab/>dezimal<text:s/><text:tab/>0,000-9,999 kg</text:p>
      <text:p text:style-name="P107">MengeInAktuellerStunde<text:tab/>3<text:tab/>integer<text:tab/>0-999 g</text:p>
      <text:p text:style-name="P108">Verzoegerung<text:tab/>2<text:tab/>time<text:s/><text:tab/>1-59 sec</text:p>
      <text:p text:style-name="Standard"><text:span text:style-name="T109">Raufutterminuten1Zuteilung</text:span><text:span text:style-name="T110"><text:tab/>3</text:span><text:span text:style-name="T111"><text:tab/>time<text:s/></text:span><text:span text:style-name="T112"><text:tab/>1-999 min</text:span></text:p>
      <text:p text:style-name="Standard"><text:span text:style-name="T113">Raufutterminuten1abgerufenHeute</text:span><text:span text:style-name="T114"><text:tab/>3</text:span><text:span text:style-name="T115"><text:tab/>time<text:s/></text:span><text:span text:style-name="T116"><text:tab/>1-999 min</text:span></text:p>
      <text:p text:style-name="Standard"><text:span text:style-name="T117">Raufutterminuten1letzteZuteilung</text:span><text:span text:style-name="T118"><text:tab/>6</text:span><text:span text:style-name="T119"><text:tab/>time<text:s/></text:span><text:span text:style-name="T120"><text:tab/>0:00:00-23:59:59</text:span></text:p>
      <text:p text:style-name="Standard"><text:span text:style-name="T121">Raufutterminuten1abgerufenGestern</text:span><text:span text:style-name="T122"><text:tab/>3</text:span><text:span text:style-name="T123"><text:tab/>time<text:s/></text:span><text:span text:style-name="T124"><text:tab/>1-999 min</text:span></text:p>
      <text:p text:style-name="Standard"><text:span text:style-name="T125">Raufutterminuten2Zuteilung</text:span><text:span text:style-name="T126"><text:tab/>3</text:span><text:span text:style-name="T127"><text:tab/>time<text:s/></text:span><text:span text:style-name="T128"><text:tab/>1-999 min</text:span></text:p>
      <text:p text:style-name="Standard"><text:span text:style-name="T129">Raufutterminuten2abgerufenHeute</text:span><text:span text:style-name="T130"><text:tab/>3</text:span><text:span text:style-name="T131"><text:tab/>time<text:s/></text:span><text:span text:style-name="T132"><text:tab/>1-999 min</text:span></text:p>
      <text:p text:style-name="Standard"><text:span text:style-name="T133">R</text:span><text:span text:style-name="T134">aufutterminuten2letzteZuteilung</text:span><text:span text:style-name="T135"><text:tab/>6</text:span><text:span text:style-name="T136"><text:tab/>time<text:s/></text:span><text:span text:style-name="T137"><text:tab/>0:00:00-23:59:59</text:span></text:p>
      <text:p text:style-name="Standard"><text:span text:style-name="T138">Raufutterminuten2abgerufenGestern</text:span><text:span text:style-name="T139"><text:tab/>3</text:span><text:span text:style-name="T140"><text:tab/>time<text:s/></text:span><text:span text:style-name="T141"><text:tab/>1-999 min</text:span></text:p>
      <text:p text:style-name="Standard"><text:span text:style-name="T142">DurchgangSelektionstor</text:span><text:span text:style-name="T143"><text:tab/>1</text:span><text:span text:style-name="T144"><text:tab/>false / true</text:span></text:p>
      <text:p text:style-name="P145">LetzterBesuchSelektion <text:s/><text:tab/>6<text:tab/>time<text:s/><text:tab/>0:00:00-23:59:59</text:p>
      <text:p text:style-name="P146"/>
      <text:p text:style-name="P147"/>
      <text:p text:style-name="P148">Pflege der Tabelle (fertiges Modul?)</text:p>
      <text:p text:style-name="P149"/>
      <text:p text:style-name="P150"/>
      <text:soft-page-break/>
      <text:p text:style-name="P151">Modul Systemdaten</text:p>
      <text:p text:style-name="P152"/>
      <text:p text:style-name="P153">Nur die in der Tabelle fett gedruckten Spalten werden zur Pflege angezeigt</text:p>
      <text:p text:style-name="P154"/>
      <text:p text:style-name="P155">Tabelle 1 Zeile x Spalten</text:p>
      <text:p text:style-name="P156"/>
      <text:p text:style-name="P157">Spalten:</text:p>
      <text:p text:style-name="P158"/>
      <text:p text:style-name="Standard"><text:span text:style-name="T159">Art der Maschine</text:span><text:span text:style-name="T160"><text:tab/>1</text:span><text:span text:style-name="T161"><text:tab/>integer</text:span><text:span text:style-name="T162"><text:tab/>1= KF 2=RAU 3= SEL</text:span></text:p>
      <text:p text:style-name="P163">Futter1Name<text:tab/>20<text:tab/>alphanumerisch<text:tab/>Text</text:p>
      <text:p text:style-name="P164">Futter1Kalibierung<text:tab/>2<text:tab/>integer<text:s/><text:tab/>0-99 g</text:p>
      <text:p text:style-name="P165">BlockadezeitMotor1<text:tab/>1<text:tab/>time<text:s/><text:tab/>1-9 sec</text:p>
      <text:p text:style-name="P166">BlockadeMotor1<text:tab/>1<text:tab/>false / true<text:tab/>true = Fehler</text:p>
      <text:p text:style-name="P167">Futter2Name<text:tab/>20<text:tab/>alphanumerisch<text:tab/>Text</text:p>
      <text:p text:style-name="P168">Futter2Kalibierung<text:tab/>2<text:tab/>integer<text:s/><text:tab/>0-99 g</text:p>
      <text:p text:style-name="P169">BlockadezeitMotor2<text:tab/>1<text:tab/>time<text:s/><text:tab/>1-9 sec</text:p>
      <text:p text:style-name="P170">BlockadeMotor2<text:tab/>1<text:tab/>false / true<text:tab/>true = Fehler</text:p>
      <text:p text:style-name="P171">Futter3Name<text:tab/>20<text:tab/>alphanumerisch<text:tab/>Text</text:p>
      <text:p text:style-name="P172">Futter3Kalibierung<text:tab/>2<text:tab/>integer<text:s/><text:tab/>0-99 g</text:p>
      <text:p text:style-name="P173">BlockadezeitMotor3<text:tab/>1<text:tab/>time<text:s/><text:tab/>1-9 sec</text:p>
      <text:p text:style-name="P174">BlockadeMotor3<text:tab/>1<text:tab/>false / true<text:tab/>true = Fehler</text:p>
      <text:p text:style-name="P175">Futter4Name<text:tab/>20<text:tab/>alphanumerisch<text:tab/>Text</text:p>
      <text:p text:style-name="P176">Futter4Kalibierung<text:tab/>2<text:tab/>integer<text:s/><text:tab/>0-99 g</text:p>
      <text:p text:style-name="P177">BlockadezeitMotor4<text:tab/>1<text:tab/>time<text:s/><text:tab/>1-9 sec</text:p>
      <text:p text:style-name="P178">BlockadeMotor4<text:tab/>1<text:tab/>false / true<text:tab/>true = Fehler</text:p>
      <text:p text:style-name="P179">BlockadezeitNachlaufsperre<text:tab/>1<text:tab/>time<text:s/><text:tab/>1-9 sec</text:p>
      <text:p text:style-name="P180">BlockadeMotorNachlaufsperre<text:tab/>1<text:tab/>false / true<text:tab/>true = Fehler</text:p>
      <text:p text:style-name="P181">BlockadezeitSchieber1<text:tab/>2<text:tab/>time<text:s/><text:tab/>1-99 sec</text:p>
      <text:p text:style-name="P182">BlockadeSchieber1<text:tab/>1<text:tab/>false / true<text:tab/>true = Fehler</text:p>
      <text:p text:style-name="P183">BlockadezeitSchieber2<text:tab/>2<text:tab/>time<text:s/><text:tab/>1-99 sec</text:p>
      <text:p text:style-name="P184">BlockadeSchieber2<text:tab/>1<text:tab/>false / true<text:tab/>true = Fehler</text:p>
      <text:p text:style-name="P185">BlockadezeitSchieber3<text:tab/>2<text:tab/>time<text:s/><text:tab/>1-99 sec</text:p>
      <text:p text:style-name="P186">BlockadeSchieber3<text:tab/>1<text:tab/>false / true<text:tab/>true = Fehler</text:p>
      <text:p text:style-name="P187">BlockadezeitSchieber4<text:tab/>2<text:tab/>time<text:s/><text:tab/>1-99 sec</text:p>
      <text:p text:style-name="P188">BlockadeSchieber4<text:tab/>1<text:tab/>false / true<text:tab/>true = Fehler</text:p>
      <text:p text:style-name="P189">BlockadezeitSelektion1<text:tab/>2<text:tab/>time<text:s/><text:tab/>1-99 sec</text:p>
      <text:p text:style-name="P190">BlockadeSelektion1<text:tab/>1<text:tab/>false /<text:s/>true<text:tab/>true = Fehler</text:p>
      <text:p text:style-name="P191">MaximaleMengeH<text:tab/>3<text:tab/>integer<text:tab/>0-999g</text:p>
      <text:p text:style-name="P192">ZeitohneErkennung<text:tab/>2<text:tab/>time<text:s/><text:tab/>1-99 sec</text:p>
      <text:p text:style-name="P193">LetzteErkennung<text:tab/>6<text:tab/>time<text:s/><text:tab/>0:00:00-23:59:59</text:p>
      <text:p text:style-name="Standard"><text:span text:style-name="T194">Schutzzeit</text:span><text:span text:style-name="T195"><text:tab/>3</text:span><text:span text:style-name="T196"><text:tab/>time</text:span><text:span text:style-name="T197"><text:tab/>1-999 sec</text:span></text:p>
      <text:p text:style-name="P198">BeginnSchutzzeit<text:tab/>6<text:tab/>time<text:s/><text:tab/>0:00:00-23:59:59</text:p>
      <text:p text:style-name="P199">Verteilzeit<text:tab/>2<text:tab/>time<text:s/><text:tab/>1-24 h</text:p>
      <text:p text:style-name="P200">Zyklusstart<text:tab/>6<text:tab/>time<text:s/><text:tab/>0:00:00-23:59:59</text:p>
      <text:p text:style-name="P201">Alarmschwelle<text:tab/>2<text:tab/>integer<text:tab/>0-99%</text:p>
      <text:p text:style-name="P202"/>
      <text:p text:style-name="P203">Pflege der Tabelle (fertiges Modul?)</text:p>
      <text:p text:style-name="P204"/>
      <text:p text:style-name="P205"/>
      <text:p text:style-name="Standard"><text:span text:style-name="T206">Modul Einstellen der Uhrzeit</text:span></text:p>
      <text:p text:style-name="P207"/>
      <text:p text:style-name="P208"/>
      <text:p text:style-name="P209">Manueller Zyklusstart im Menü ausgewählt</text:p>
      <text:p text:style-name="Standard"><text:span text:style-name="T210"></text:span><text:span text:style-name="T211"><text:s/>Starte Unterprogramm Zyklusstart</text:span></text:p>
      <text:p text:style-name="P212"/>
      <text:p text:style-name="P213">Unterprogramm Maximale Futtermenge je Stunde</text:p>
      <text:p text:style-name="P214"/>
      <text:p text:style-name="P215">WENN</text:p>
      <text:p text:style-name="P216">Stundengrenze<text:s/>erreicht ist:</text:p>
      <text:p text:style-name="P217">DANN</text:p>
      <text:p text:style-name="P218">Für alle Pferde:</text:p>
      <text:p text:style-name="P219">Lösche MengeInAktuellerStunde</text:p>
      <text:p text:style-name="P220">ELSE</text:p>
      <text:p text:style-name="P221"><text:tab/>Mache nichts</text:p>
      <text:p text:style-name="P222"/>
      <text:p text:style-name="P223">Unterprogramm Zyklusstart</text:p>
      <text:p text:style-name="P224"/>
      <text:p text:style-name="P225">WENN</text:p>
      <text:p text:style-name="P226">Zyklusstartzeit erreicht ist:</text:p>
      <text:p text:style-name="P227">DANN</text:p>
      <text:p text:style-name="P228">Für alle Pferde:</text:p>
      <text:p text:style-name="P229">Lösche Futter1abgerufenGestern</text:p>
      <text:p text:style-name="P230">Lösche Futter2abgerufenGestern</text:p>
      <text:p text:style-name="P231">Lösche Futter3abgerufenGestern</text:p>
      <text:p text:style-name="P232">Lösche Futter4abgerufenGestern</text:p>
      <text:p text:style-name="P233">Lösche Raufutterminuten1abgerufenGestern</text:p>
      <text:p text:style-name="P234">Lösche Raufutterminuten2abgerufenGestern</text:p>
      <text:p text:style-name="P235">Kopiere Futter1abgerufenHeute nach Futter1abgerufenGestern</text:p>
      <text:p text:style-name="P236">Kopiere Futter2abgerufenHeute nach Futter2abgerufenGestern</text:p>
      <text:p text:style-name="P237">Kopiere Futter3abgerufenHeute nach Futter3abgerufenGestern</text:p>
      <text:p text:style-name="P238">Kopiere Futter4abgerufenHeute nach Futter4abgerufenGestern</text:p>
      <text:p text:style-name="P239">Kopiere Raufutterminuten1abgerufenHeute nach Raufutterminuten1abgerufenGestern</text:p>
      <text:p text:style-name="P240">Kopiere Raufutterminuten2abgerufenHeute nach Raufutterminuten2abgerufenGestern</text:p>
      <text:p text:style-name="P241">ELSE</text:p>
      <text:p text:style-name="P242"><text:tab/>Mache nichts</text:p>
      <text:p text:style-name="P243"/>
      <text:soft-page-break/>
      <text:p text:style-name="P244">Modul Tests</text:p>
      <text:p text:style-name="P245"/>
      <text:p text:style-name="P246">Die hier programmierten Tests sind gleichzeitig die Bausteine für den Betrieb</text:p>
      <text:p text:style-name="P247"/>
      <text:p text:style-name="P248">Auswurf Futter1</text:p>
      <text:p text:style-name="P249">WENN</text:p>
      <text:p text:style-name="P250">Kommando Auswurf Futter1</text:p>
      <text:p text:style-name="P251">DANN</text:p>
      <text:p text:style-name="P252"><text:tab/>Einschalten Motor1</text:p>
      <text:p text:style-name="P253"><text:tab/>WENN</text:p>
      <text:p text:style-name="Standard"><text:span text:style-name="T254">Endschalter Motor1 = false</text:span></text:p>
      <text:p text:style-name="P255">UND</text:p>
      <text:p text:style-name="P256">Motorlaufzeit &gt;<text:s/>Umdrehungszeit Motor1</text:p>
      <text:p text:style-name="P257">DANN</text:p>
      <text:p text:style-name="P258">Ausschalten Motor1</text:p>
      <text:p text:style-name="Standard"><text:span text:style-name="T259">Meldung Display: BlockadeMotor1</text:span></text:p>
      <text:p text:style-name="Standard"><text:span text:style-name="T260">Speichern Fehlermeldung (BlockadeMotor1=true)</text:span></text:p>
      <text:p text:style-name="P261">ELSE</text:p>
      <text:p text:style-name="P262"><text:tab/><text:tab/>WENN</text:p>
      <text:p text:style-name="P263">Endschalter Motor1 = true</text:p>
      <text:p text:style-name="P264">DANN</text:p>
      <text:p text:style-name="P265">Ausschalten Motor1</text:p>
      <text:p text:style-name="P266">ELSE</text:p>
      <text:p text:style-name="P267">Mache nichts</text:p>
      <text:p text:style-name="P268">ELSE</text:p>
      <text:p text:style-name="P269"><text:tab/>Mache nichts</text:p>
      <text:p text:style-name="P270"/>
      <text:p text:style-name="P271">Alle andern Tests sind analog<text:s/>umzusetzen</text:p>
      <text:p text:style-name="P272"/>
      <text:p text:style-name="P273">Auswurf Futter2</text:p>
      <text:p text:style-name="P274">Auswurf Futter3</text:p>
      <text:p text:style-name="P275">Auswurf Futter4</text:p>
      <text:p text:style-name="P276">Öffnen / Schließen Schieber1</text:p>
      <text:p text:style-name="P277">Öffnen / Schließen Schieber2</text:p>
      <text:p text:style-name="P278">Öffnen / Schließen Schieber3</text:p>
      <text:p text:style-name="P279">Öffnen / Schließen Schieber4</text:p>
      <text:p text:style-name="P280">Öffnen Selektionstor</text:p>
      <text:p text:style-name="P281">Transpondererkennung</text:p>
      <text:p text:style-name="P282"/>
      <text:p text:style-name="P283"/>
      <text:p text:style-name="P284"/>
      <text:soft-page-break/>
      <text:p text:style-name="P285"><text:span text:style-name="T286">Modul Betriebsdaten</text:span></text:p>
      <text:p text:style-name="P287"/>
      <text:p text:style-name="Standard"><text:span text:style-name="T288">Anzeige Alarml</text:span><text:span text:style-name="T289">iste Heute</text:span></text:p>
      <text:p text:style-name="P290"/>
      <text:p text:style-name="P291">Je Pferd:</text:p>
      <text:p text:style-name="P292">WENN</text:p>
      <text:p text:style-name="Standard"><text:span text:style-name="T293">((Futter1Zuteilung + Futter2Zuteilung + Futter3 Zuteilung Futter4Zuteilung) / Verteilzeit x aufgelaufene Zykluszeit)) - (Futter1abgerufenHeute +Futter2abgerufenHeute + Futter3abgerufenHeute +Futter4abgerufenHeute) &gt; ((Futter1Zut</text:span><text:span text:style-name="T294">eilung + Futter2Zuteilung + Futter3 Zuteilung Futter4Zuteilung) / Verteilzeit x aufgelaufene Zykluszeit)) x Alarmschwelle /100</text:span></text:p>
      <text:p text:style-name="P295">ODER</text:p>
      <text:p text:style-name="Standard"><text:span text:style-name="T296">((Raufutterminuten1Zuteilung+ Raufutterminuten2Zuteilung) ) / Verteilzeit x aufgelaufene Zykluszeit)) - (Raufutterminuten1ab</text:span><text:span text:style-name="T297">gerufenHeute + Raufutterminuten2abgerufenHeute) &gt; ((Raufutterminuten1Zuteilung+ Raufutterminuten2Zuteilung) ) / Verteilzeit x aufgelaufene Zykluszeit)) x Alarmschwelle /100</text:span></text:p>
      <text:p text:style-name="P298">DANN</text:p>
      <text:p text:style-name="P299">Anzeige Pferdename</text:p>
      <text:p text:style-name="P300"/>
      <text:p text:style-name="P301"/>
      <text:p text:style-name="P302">Anzeige Alarmliste gestern</text:p>
      <text:p text:style-name="P303"/>
      <text:p text:style-name="P304">Je Pferd:</text:p>
      <text:p text:style-name="P305">WENN</text:p>
      <text:p text:style-name="P306">(Futter1Zuteilung + Futter2Zuteilung + Futter3 Zuteilung Futter4Zuteilung) - (Futter1abgerufenGestern +Futter2abgerufenGestern + Futter3abgerufenGestern +Futter4abgerufenGestern) &gt; (Futter1Zuteilung + Futter2Zuteilung + Futter3 Zuteilung Futter4Zuteilung)<text:s/>x Alarmschwelle /100</text:p>
      <text:p text:style-name="P307">ODER</text:p>
      <text:p text:style-name="Standard"><text:span text:style-name="T308">(Raufutterminuten1Zuteilung+ Raufutterminuten2Zuteilung) - (Raufutterminuten1abgerufenHeute + Raufutterminuten2abgerufenHeute) &gt; (Raufutterminuten1Zuteilung+ Raufutterminuten2Zuteilung) x Alarmschwelle /100</text:span></text:p>
      <text:p text:style-name="P309">DANN</text:p>
      <text:p text:style-name="P310">Anzeige Pferdename</text:p>
      <text:p text:style-name="P311"/>
      <text:p text:style-name="P312"/>
      <text:p text:style-name="Standard"><text:span text:style-name="T313">Anzeige: Stand der Abrufe Heute Auswahl über Pferdenummer und Name</text:span></text:p>
      <text:p text:style-name="P314">Pferdenummer</text:p>
      <text:p text:style-name="P315">Pferdename</text:p>
      <text:p text:style-name="Standard"><text:span text:style-name="T316">Futter1abgerufenHeute</text:span></text:p>
      <text:p text:style-name="Standard"><text:span text:style-name="T317">Futter2abgerufenHeute</text:span></text:p>
      <text:p text:style-name="Standard"><text:span text:style-name="T318">Futter3abgerufenHeute</text:span></text:p>
      <text:p text:style-name="Standard"><text:span text:style-name="T319">Futter4abgerufenHeute</text:span></text:p>
      <text:p text:style-name="Standard"><text:span text:style-name="T320">Raufutterminuten1abgerufenHeute</text:span></text:p>
      <text:p text:style-name="Standard"><text:span text:style-name="T321">Raufutterminuten2abgerufenHeute</text:span></text:p>
      <text:p text:style-name="P322"/>
      <text:p text:style-name="P323"/>
      <text:p text:style-name="P324">Anzeige:<text:s/>Stand der Abrufe gestern Auswahl über Pferdenummer und Name</text:p>
      <text:p text:style-name="P325">Pferdenummer</text:p>
      <text:p text:style-name="P326">Pferdename</text:p>
      <text:soft-page-break/>
      <text:p text:style-name="Standard"><text:span text:style-name="T327">Futter1abgerufenHeute</text:span></text:p>
      <text:p text:style-name="Standard"><text:span text:style-name="T328">Futter2abgerufenHeute</text:span></text:p>
      <text:p text:style-name="Standard"><text:span text:style-name="T329">Futter3abgerufenHeute</text:span></text:p>
      <text:p text:style-name="Standard"><text:span text:style-name="T330">Futter4abgerufenHeute</text:span></text:p>
      <text:p text:style-name="Standard"><text:span text:style-name="T331">Raufutterminuten1abgerufenHeute</text:span></text:p>
      <text:p text:style-name="Standard"><text:span text:style-name="T332">Raufutterminuten2abgerufenHeute</text:span></text:p>
      <text:p text:style-name="P333"/>
      <text:p text:style-name="P334"/>
      <text:p text:style-name="P335"/>
      <text:soft-page-break/>
      <text:p text:style-name="P336">Modul<text:s/>Kraftfutter</text:p>
      <text:p text:style-name="P337"/>
      <text:p text:style-name="P338">Besonderheit ist Futter 4. Dieses wird immer „zeitgleich“ zu einem anderen Futter gefüttert. Hier ist, wenn vorhanden, der Mineralfutterbehälter anzuschließen</text:p>
      <text:p text:style-name="Standard"><text:span text:style-name="T339">Abgelaufene Zykluszeit ist gleich aktuelle Zeit – Zyklusstart <text:s/>Achtung! Tagesübergre</text:span><text:span text:style-name="T340">ifende Rechnung</text:span></text:p>
      <text:p text:style-name="P341"/>
      <text:p text:style-name="P342">Ausgangszustand: Station ist leer, Nachlaufsperre befindet sich in Stellung offen</text:p>
      <text:p text:style-name="P343"/>
      <text:p text:style-name="P344">WENN</text:p>
      <text:p text:style-name="P345">Pferd wird in Futterstand erkannt</text:p>
      <text:p text:style-name="P346">DANN</text:p>
      <text:p text:style-name="P347">Berechnen ob Pferd Anspruch auf Futter1hat:</text:p>
      <text:p text:style-name="P348">WENN</text:p>
      <text:p text:style-name="Standard"><text:span text:style-name="T349">Futter1Zuteilung / Verteilzeit x aufgelaufene Zykluszeit - Fut</text:span><text:span text:style-name="T350">ter1abgerufenHeute &gt; Futter1Kalibierung</text:span></text:p>
      <text:p text:style-name="P351">UND</text:p>
      <text:p text:style-name="P352">MengeInAktuellerStunde+ Futter1Kalibierung &lt; MaximaleMengeH</text:p>
      <text:p text:style-name="P353">UND</text:p>
      <text:p text:style-name="P354">Uhrzeit- Futter1letzteZuteilung &gt; Verzoegerung</text:p>
      <text:p text:style-name="P355">UND</text:p>
      <text:p text:style-name="P356">Uhrzeit- Futter2letzteZuteilung &gt;<text:s/>Verzoegerung</text:p>
      <text:p text:style-name="P357">UND</text:p>
      <text:p text:style-name="P358">Uhrzeit- Futter3letzteZuteilung &gt; Verzoegerung</text:p>
      <text:p text:style-name="P359">DANN</text:p>
      <text:p text:style-name="P360">Schließen Nachlaufsperre</text:p>
      <text:p text:style-name="P361">Speichern Uhrzeit in Futter1letzteZuteilung</text:p>
      <text:p text:style-name="Standard"><text:span text:style-name="T362">Speichern Futter1abgerufenHeute + Futter1Kalibierung in Futter1abgerufenHeute</text:span></text:p>
      <text:p text:style-name="P363">Speichern MengeInAktuellerStunde +<text:s/>Futter1Kalibierung in MengeInAktuellerStunde</text:p>
      <text:p text:style-name="P364">Anzeige Display Pferdename „Fütterung läuft“</text:p>
      <text:p text:style-name="P365">Auswurf Futter1</text:p>
      <text:p text:style-name="P366">Öffne Nachlaufsperre</text:p>
      <text:p text:style-name="P367"/>
      <text:p text:style-name="P368">DANN</text:p>
      <text:p text:style-name="P369">Berechnen ob Pferd Anspruch auf Futter2hat:</text:p>
      <text:p text:style-name="P370">WENN</text:p>
      <text:p text:style-name="Standard"><text:span text:style-name="T371">Futter2Zuteilung / Verteilzeit x aufgelaufene Zykluszeit – Futter2abgeruf</text:span><text:span text:style-name="T372">enHeute &gt; Futter2Kalibierung</text:span></text:p>
      <text:p text:style-name="P373">UND</text:p>
      <text:p text:style-name="P374">MengeInAktuellerStunde+ Futter2Kalibierung &lt; MaximaleMengeH</text:p>
      <text:p text:style-name="P375">UND</text:p>
      <text:p text:style-name="P376">Uhrzeit- Futter1letzteZuteilung &gt; Verzoegerung</text:p>
      <text:p text:style-name="P377">UND</text:p>
      <text:p text:style-name="P378">Uhrzeit- Futter2letzteZuteilung &gt; Verzoegerung</text:p>
      <text:p text:style-name="P379">UND</text:p>
      <text:p text:style-name="P380">Uhrzeit- Futter3letzteZuteilung &gt; Verzoegerung</text:p>
      <text:p text:style-name="P381">DANN</text:p>
      <text:p text:style-name="P382">Schließen Nachlaufsperre</text:p>
      <text:p text:style-name="P383">Speichern Uhrzeit in Futter2letzteZuteilung</text:p>
      <text:p text:style-name="Standard"><text:span text:style-name="T384">Speichern Futter2abgerufenHeute + Futter2Kalibierung in Futter2abgerufenHeute</text:span></text:p>
      <text:p text:style-name="P385">Speichern MengeInAktuellerStunde + Futter2Kalibierung in MengeInAktuellerStunde</text:p>
      <text:soft-page-break/>
      <text:p text:style-name="P386">Anzeige Display Pferdename „Fütterung läuft“</text:p>
      <text:p text:style-name="P387">Auswurf Futter2</text:p>
      <text:p text:style-name="P388">Öffne Nachlaufsperre</text:p>
      <text:p text:style-name="P389"/>
      <text:p text:style-name="P390">DANN</text:p>
      <text:p text:style-name="P391">Berechnen ob Pferd Anspruch auf Futter3hat:</text:p>
      <text:p text:style-name="P392">WENN</text:p>
      <text:p text:style-name="Standard"><text:span text:style-name="T393">Futter3Zuteilung / Verteilzeit x aufgelaufene Zykluszeit – Futter3abgerufenHeute &gt;</text:span><text:span text:style-name="T394"><text:s/>Futter3Kalibierung</text:span></text:p>
      <text:p text:style-name="P395">UND</text:p>
      <text:p text:style-name="P396">MengeInAktuellerStunde+ Futter3Kalibierung &lt; MaximaleMengeH</text:p>
      <text:p text:style-name="P397">UND</text:p>
      <text:p text:style-name="P398">Uhrzeit- Futter1letzteZuteilung &gt; Verzoegerung</text:p>
      <text:p text:style-name="P399">UND</text:p>
      <text:p text:style-name="P400">Uhrzeit- Futter2letzteZuteilung &gt; Verzoegerung</text:p>
      <text:p text:style-name="P401">UND</text:p>
      <text:p text:style-name="P402">Uhrzeit- Futter3letzteZuteilung &gt; Verzoegerung</text:p>
      <text:p text:style-name="P403">DANN</text:p>
      <text:p text:style-name="P404">Schließen Nachlaufsperre</text:p>
      <text:p text:style-name="P405">Speichern Uhrzeit in Futter3letzteZuteilung</text:p>
      <text:p text:style-name="Standard"><text:span text:style-name="T406">Speichern Futter3abgerufenHeute + Futter3Kalibierung in Futter3abgerufenHeute</text:span></text:p>
      <text:p text:style-name="P407">Speichern MengeInAktuellerStunde + Futter3Kalibierung in MengeInAktuellerStunde</text:p>
      <text:p text:style-name="P408">Anzeige Display Pferdename „Fütterung<text:s/>läuft“</text:p>
      <text:p text:style-name="P409">Auswurf Futter3</text:p>
      <text:p text:style-name="P410">Öffne Nachlaufsperre</text:p>
      <text:p text:style-name="P411"/>
      <text:p text:style-name="P412">DANN</text:p>
      <text:p text:style-name="P413">Berechnen ob Pferd Anspruch auf Futter4hat:</text:p>
      <text:p text:style-name="P414">WENN</text:p>
      <text:p text:style-name="Standard"><text:span text:style-name="T415">Futter4Zuteilung / Verteilzeit x aufgelaufene Zykluszeit – Futter3abgerufenHeute &gt; Futter4Kalibierung</text:span></text:p>
      <text:p text:style-name="P416">UND</text:p>
      <text:p text:style-name="P417">Uhrzeit- Futter1letzteZuteilung &lt; Verzoegerung</text:p>
      <text:p text:style-name="P418">ODER</text:p>
      <text:p text:style-name="P419">Uhrzeit- Futter2letzteZuteilung &lt; Verzoegerung</text:p>
      <text:p text:style-name="P420">ODER</text:p>
      <text:p text:style-name="P421">Uhrzeit- Futter3letzteZuteilung &lt; Verzoegerung</text:p>
      <text:p text:style-name="P422">DANN</text:p>
      <text:p text:style-name="P423">Schließen Nachlaufsperre</text:p>
      <text:p text:style-name="P424">Speichern Uhrzeit in Futter4letzteZuteilung</text:p>
      <text:p text:style-name="Standard"><text:span text:style-name="T425">Speichern Futter4abgerufenHeute + Futter4Kalibierung in Futter4abgerufenHeute</text:span></text:p>
      <text:p text:style-name="P426">Anzeige Display Pferdename „Fütterung läuft“</text:p>
      <text:p text:style-name="P427">Auswurf Futter4</text:p>
      <text:p text:style-name="P428">Öffne Nachlaufsperre</text:p>
      <text:p text:style-name="P429"/>
      <text:p text:style-name="P430">ELSE</text:p>
      <text:p text:style-name="P431">Anzeige Display Pferdename „Kein Anspruch“</text:p>
      <text:p text:style-name="P432">WENN</text:p>
      <text:p text:style-name="P433">Nachlaufsperre Position unten</text:p>
      <text:p text:style-name="P434">DANN</text:p>
      <text:p text:style-name="P435">Öffne Nachlaufsperre</text:p>
      <text:p text:style-name="P436"/>
      <text:p text:style-name="P437"/>
      <text:p text:style-name="Standard"><text:span text:style-name="T438">Unterprogramm Öffne Nachlaufsperre (ist immer gleich!)</text:span></text:p>
      <text:p text:style-name="P439"/>
      <text:p text:style-name="P440">WENN</text:p>
      <text:p text:style-name="P441"/>
      <text:p text:style-name="P442">Keine Pferdeerkennung &gt; ZeitohneErkennung</text:p>
      <text:p text:style-name="P443">ODER</text:p>
      <text:p text:style-name="P444">Futter1letzteZuteilung &lt;Aktuelle Zeit - Schutzzeit</text:p>
      <text:p text:style-name="P445">UND</text:p>
      <text:p text:style-name="P446">Futter2letzteZuteilung &lt;Aktuelle Zeit - Schutzzeit</text:p>
      <text:p text:style-name="P447">UND</text:p>
      <text:p text:style-name="P448">Futter3letzteZuteilung &lt;Aktuelle Zeit - Schutzzeit</text:p>
      <text:p text:style-name="P449">UND</text:p>
      <text:p text:style-name="Standard"><text:span text:style-name="T450">Futter4letzteZuteilung &lt;Aktuelle Zeit – Schu</text:span><text:span text:style-name="T451">tzzeit</text:span></text:p>
      <text:p text:style-name="P452">UND</text:p>
      <text:p text:style-name="Standard"><text:span text:style-name="T453">Raufutterminuten1letzteZuteilung &lt;Aktuelle Zeit – Schutzzeit</text:span></text:p>
      <text:p text:style-name="P454">UND</text:p>
      <text:p text:style-name="Standard"><text:span text:style-name="T455">Raufutterminuten2letzteZuteilung &lt;Aktuelle Zeit – Schutzzeit</text:span></text:p>
      <text:p text:style-name="P456"/>
      <text:p text:style-name="P457">DANN</text:p>
      <text:p text:style-name="P458">Motor Nachlaufsperre Richtung auf</text:p>
      <text:p text:style-name="P459"/>
      <text:p text:style-name="P460">SONST</text:p>
      <text:p text:style-name="P461">Mache nichts</text:p>
      <text:p text:style-name="P462"/>
      <text:soft-page-break/>
      <text:p text:style-name="P463"><text:span text:style-name="T464">Modul Raufutterfütterung</text:span></text:p>
      <text:p text:style-name="P465"/>
      <text:p text:style-name="P466">Realisierung analog wenn Modul<text:s/>Kraftfutter fertig</text:p>
      <text:p text:style-name="P467"/>
      <text:p text:style-name="P468"/>
      <text:soft-page-break/>
      <text:p text:style-name="P469">Modul Selektionstor</text:p>
      <text:p text:style-name="P470"/>
      <text:p text:style-name="P471">Realisierung analog wenn Modul Raufutter fertig</text:p>
      <text:p text:style-name="P472"/>
      <text:p text:style-name="P473"/>
      <text:p text:style-name="P474"/>
      <text:p text:style-name="P4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SimSun, 宋体" svg:font-family="SimSun, 宋体" style:font-family-generic="system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style:language-complex="ar" style:country-complex="SA"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, 宋体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Tahoma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Beschriftung1" style:display-name="Beschriftung1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Dokumentstruktur" style:display-name="Dokumentstruktur" style:family="paragraph" style:parent-style-name="Standard">
      <style:paragraph-properties fo:background-color="#000080"/>
      <style:text-properties style:font-name="Tahoma" style:font-name-complex="Tahoma" fo:font-size="10pt" style:font-size-asian="10pt" style:font-size-complex="10pt" fo:hyphenate="false"/>
    </style:style>
    <style:style style:name="Formatvorlage1" style:display-name="Formatvorlage1" style:family="paragraph" style:parent-style-name="Standard" style:default-outline-level="1">
      <style:text-properties style:font-name="Arial" style:font-name-complex="Arial" fo:font-weight="bold" style:font-weight-asian="bold" fo:hyphenate="false"/>
    </style:style>
    <style:style style:name="Überschrift1" style:display-name="Überschrift1" style:family="paragraph" style:parent-style-name="Standard">
      <style:text-properties style:font-name="Arial" style:font-name-complex="Arial" fo:font-weight="bold" style:font-weight-asian="bold" fo:hyphenate="false"/>
    </style:style>
    <style:style style:name="WW8Num1z0" style:display-name="WW8Num1z0" style:family="text">
      <style:text-properties style:font-name="Symbol" style:font-name-complex="Symbol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1z1" style:display-name="WW8Num1z1" style:family="text">
      <style:text-properties style:font-name="Courier New" style:font-name-complex="Courier New"/>
    </style:style>
    <style:style style:name="WW8Num1z2" style:display-name="WW8Num1z2" style:family="text">
      <style:text-properties style:font-name="Wingdings" style:font-name-complex="Wingdings"/>
    </style:style>
    <style:style style:name="Absatz-Standardschriftart1" style:display-name="Absatz-Standardschriftart1" style:family="text"/>
    <style:style style:name="WW_CharLFO1LVL1" style:family="text">
      <style:text-properties style:font-name="Symbol" style:font-name-complex="Symbol"/>
    </style:style>
    <text:list-style style:name="WW8Num1" style:display-name="WW8Num1">
      <text:list-level-style-bullet text:level="1" text:style-name="WW_CharLFO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ogrammdefinitionen Fütterungselektronik</dc:title>
    <meta:initial-creator>k020139</meta:initial-creator>
    <dc:creator>Kalle</dc:creator>
    <meta:creation-date>2010-09-22T15:31:00Z</meta:creation-date>
    <dc:date>2016-03-12T14:12:00Z</dc:date>
    <meta:template xlink:href="Normal.dotm" xlink:type="simple"/>
    <meta:editing-cycles>31</meta:editing-cycles>
    <meta:editing-duration>PT0S</meta:editing-duration>
    <meta:document-statistic meta:page-count="13" meta:paragraph-count="24" meta:word-count="1691" meta:character-count="12327" meta:row-count="88" meta:non-whitespace-character-count="10660"/>
  </office:meta>
</office:document-meta>
</file>